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69mm"/>
    </style:style>
    <style:style style:name="co2" style:family="table-column">
      <style:table-column-properties fo:break-before="auto" style:column-width="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5.36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75.25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27.94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53.45mm"/>
    </style:style>
    <style:style style:name="co12" style:family="table-column">
      <style:table-column-properties fo:break-before="auto" style:column-width="7.36mm"/>
    </style:style>
    <style:style style:name="co13" style:family="table-column">
      <style:table-column-properties fo:break-before="auto" style:column-width="8.59mm"/>
    </style:style>
    <style:style style:name="ro1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Sans_20_nom1">
      <style:table-cell-properties fo:background-color="transparent"/>
      <style:map style:condition="cell-content()=&quot;1&quot;" style:apply-style-name="Sans_20_nom1" style:base-cell-address="Feuille1.K52"/>
    </style:style>
    <style:style style:name="ce3" style:family="table-cell" style:parent-style-name="Sans_20_nom1">
      <style:table-cell-properties fo:background-color="transparent"/>
      <style:map style:condition="cell-content()=&quot;1&quot;" style:apply-style-name="Sans_20_nom1" style:base-cell-address="Feuille1.K59"/>
    </style:style>
    <style:style style:name="ce4" style:family="table-cell" style:parent-style-name="Sans_20_nom1">
      <style:table-cell-properties fo:background-color="transparent"/>
      <style:map style:condition="cell-content()=&quot;1&quot;" style:apply-style-name="Sans_20_nom1" style:base-cell-address="Feuille1.K63"/>
    </style:style>
    <style:style style:name="ce5" style:family="table-cell" style:parent-style-name="Sans_20_nom1">
      <style:table-cell-properties fo:background-color="transparent"/>
      <style:map style:condition="cell-content()=&quot;1&quot;" style:apply-style-name="Sans_20_nom1" style:base-cell-address="Feuille1.K7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map style:condition="cell-content()=1" style:apply-style-name="Sans_20_nom1" style:base-cell-address="Feuille1.V2"/>
    </style:style>
    <style:style style:name="ce9" style:family="table-cell" style:parent-style-name="Default">
      <style:table-cell-properties fo:border="0.06pt solid #000000"/>
      <style:map style:condition="cell-content()=1" style:apply-style-name="Sans_20_nom1" style:base-cell-address="Feuille1.V3"/>
    </style:style>
    <style:style style:name="ce10" style:family="table-cell" style:parent-style-name="Default">
      <style:table-cell-properties fo:border="0.06pt solid #000000"/>
      <style:map style:condition="cell-content()=1" style:apply-style-name="Sans_20_nom1" style:base-cell-address="Feuille1.V4"/>
    </style:style>
    <style:style style:name="ce11" style:family="table-cell" style:parent-style-name="Default">
      <style:table-cell-properties fo:border="0.06pt solid #000000"/>
      <style:map style:condition="cell-content()=1" style:apply-style-name="Sans_20_nom1" style:base-cell-address="Feuille1.V5"/>
    </style:style>
    <style:style style:name="ce12" style:family="table-cell" style:parent-style-name="Default">
      <style:table-cell-properties fo:border="0.06pt solid #000000"/>
      <style:map style:condition="cell-content()=1" style:apply-style-name="Sans_20_nom1" style:base-cell-address="Feuille1.V6"/>
    </style:style>
    <style:style style:name="ce13" style:family="table-cell" style:parent-style-name="Default">
      <style:table-cell-properties fo:border="0.06pt solid #000000"/>
      <style:map style:condition="cell-content()=1" style:apply-style-name="Sans_20_nom1" style:base-cell-address="Feuille1.V7"/>
    </style:style>
    <style:style style:name="ce14" style:family="table-cell" style:parent-style-name="Default">
      <style:table-cell-properties fo:border="0.06pt solid #000000"/>
      <style:map style:condition="cell-content()=1" style:apply-style-name="Sans_20_nom1" style:base-cell-address="Feuille1.V8"/>
    </style:style>
    <style:style style:name="ce15" style:family="table-cell" style:parent-style-name="Default">
      <style:table-cell-properties fo:border="0.06pt solid #000000"/>
      <style:map style:condition="cell-content()=1" style:apply-style-name="Sans_20_nom1" style:base-cell-address="Feuille1.V9"/>
    </style:style>
    <style:style style:name="ce16" style:family="table-cell" style:parent-style-name="Default">
      <style:table-cell-properties fo:border="0.06pt solid #000000"/>
      <style:map style:condition="cell-content()=1" style:apply-style-name="Sans_20_nom1" style:base-cell-address="Feuille1.V12"/>
    </style:style>
    <style:style style:name="ce17" style:family="table-cell" style:parent-style-name="Default">
      <style:table-cell-properties fo:border="0.06pt solid #000000"/>
      <style:map style:condition="cell-content()=1" style:apply-style-name="Sans_20_nom1" style:base-cell-address="Feuille1.V13"/>
    </style:style>
    <style:style style:name="ce18" style:family="table-cell" style:parent-style-name="Default">
      <style:table-cell-properties fo:border="0.06pt solid #000000"/>
      <style:map style:condition="cell-content()=1" style:apply-style-name="Sans_20_nom1" style:base-cell-address="Feuille1.V14"/>
    </style:style>
    <style:style style:name="ce19" style:family="table-cell" style:parent-style-name="Default">
      <style:table-cell-properties fo:border="0.06pt solid #000000"/>
      <style:map style:condition="cell-content()=1" style:apply-style-name="Sans_20_nom1" style:base-cell-address="Feuille1.V15"/>
    </style:style>
    <style:style style:name="ce20" style:family="table-cell" style:parent-style-name="Default">
      <style:table-cell-properties fo:border="0.06pt solid #000000"/>
      <style:map style:condition="cell-content()=1" style:apply-style-name="Sans_20_nom1" style:base-cell-address="Feuille1.V16"/>
    </style:style>
    <style:style style:name="ce21" style:family="table-cell" style:parent-style-name="Default">
      <style:table-cell-properties fo:border="0.06pt solid #000000"/>
      <style:map style:condition="cell-content()=1" style:apply-style-name="Sans_20_nom1" style:base-cell-address="Feuille1.V17"/>
    </style:style>
    <style:style style:name="ce22" style:family="table-cell" style:parent-style-name="Default">
      <style:table-cell-properties fo:border="0.06pt solid #000000"/>
      <style:map style:condition="cell-content()=1" style:apply-style-name="Sans_20_nom1" style:base-cell-address="Feuille1.V18"/>
    </style:style>
    <style:style style:name="ce23" style:family="table-cell" style:parent-style-name="Default">
      <style:table-cell-properties fo:border="0.06pt solid #000000"/>
      <style:map style:condition="cell-content()=1" style:apply-style-name="Sans_20_nom1" style:base-cell-address="Feuille1.V19"/>
    </style:style>
    <style:style style:name="ce24" style:family="table-cell" style:parent-style-name="Default">
      <style:table-cell-properties fo:border="0.06pt solid #000000"/>
      <style:map style:condition="cell-content()=1" style:apply-style-name="Sans_20_nom1" style:base-cell-address="Feuille1.V22"/>
    </style:style>
    <style:style style:name="ce25" style:family="table-cell" style:parent-style-name="Default">
      <style:table-cell-properties fo:border="0.06pt solid #000000"/>
      <style:map style:condition="cell-content()=1" style:apply-style-name="Sans_20_nom1" style:base-cell-address="Feuille1.V23"/>
    </style:style>
    <style:style style:name="ce26" style:family="table-cell" style:parent-style-name="Default">
      <style:table-cell-properties fo:border="0.06pt solid #000000"/>
      <style:map style:condition="cell-content()=1" style:apply-style-name="Sans_20_nom1" style:base-cell-address="Feuille1.V24"/>
    </style:style>
    <style:style style:name="ce27" style:family="table-cell" style:parent-style-name="Default">
      <style:table-cell-properties fo:border="0.06pt solid #000000"/>
      <style:map style:condition="cell-content()=1" style:apply-style-name="Sans_20_nom1" style:base-cell-address="Feuille1.V25"/>
    </style:style>
    <style:style style:name="ce28" style:family="table-cell" style:parent-style-name="Default">
      <style:table-cell-properties fo:border="0.06pt solid #000000"/>
      <style:map style:condition="cell-content()=1" style:apply-style-name="Sans_20_nom1" style:base-cell-address="Feuille1.V26"/>
    </style:style>
    <style:style style:name="ce29" style:family="table-cell" style:parent-style-name="Default">
      <style:table-cell-properties fo:border="0.06pt solid #000000"/>
      <style:map style:condition="cell-content()=1" style:apply-style-name="Sans_20_nom1" style:base-cell-address="Feuille1.V27"/>
    </style:style>
    <style:style style:name="ce30" style:family="table-cell" style:parent-style-name="Default">
      <style:table-cell-properties fo:border="0.06pt solid #000000"/>
      <style:map style:condition="cell-content()=1" style:apply-style-name="Sans_20_nom1" style:base-cell-address="Feuille1.V28"/>
    </style:style>
    <style:style style:name="ce31" style:family="table-cell" style:parent-style-name="Default">
      <style:table-cell-properties fo:border="0.06pt solid #000000"/>
      <style:map style:condition="cell-content()=1" style:apply-style-name="Sans_20_nom1" style:base-cell-address="Feuille1.V29"/>
    </style:style>
    <style:style style:name="ce32" style:family="table-cell" style:parent-style-name="Default">
      <style:table-cell-properties fo:border="0.06pt solid #000000"/>
      <style:map style:condition="cell-content()=1" style:apply-style-name="Sans_20_nom1" style:base-cell-address="Feuille1.V32"/>
    </style:style>
    <style:style style:name="ce33" style:family="table-cell" style:parent-style-name="Default">
      <style:table-cell-properties fo:border="0.06pt solid #000000"/>
      <style:map style:condition="cell-content()=1" style:apply-style-name="Sans_20_nom1" style:base-cell-address="Feuille1.V33"/>
    </style:style>
    <style:style style:name="ce34" style:family="table-cell" style:parent-style-name="Default">
      <style:table-cell-properties fo:border="0.06pt solid #000000"/>
      <style:map style:condition="cell-content()=1" style:apply-style-name="Sans_20_nom1" style:base-cell-address="Feuille1.V34"/>
    </style:style>
    <style:style style:name="ce35" style:family="table-cell" style:parent-style-name="Default">
      <style:table-cell-properties fo:border="0.06pt solid #000000"/>
      <style:map style:condition="cell-content()=1" style:apply-style-name="Sans_20_nom1" style:base-cell-address="Feuille1.V35"/>
    </style:style>
    <style:style style:name="ce36" style:family="table-cell" style:parent-style-name="Default">
      <style:table-cell-properties fo:border="0.06pt solid #000000"/>
      <style:map style:condition="cell-content()=1" style:apply-style-name="Sans_20_nom1" style:base-cell-address="Feuille1.V36"/>
    </style:style>
    <style:style style:name="ce37" style:family="table-cell" style:parent-style-name="Default">
      <style:table-cell-properties fo:border="0.06pt solid #000000"/>
      <style:map style:condition="cell-content()=1" style:apply-style-name="Sans_20_nom1" style:base-cell-address="Feuille1.V37"/>
    </style:style>
    <style:style style:name="ce38" style:family="table-cell" style:parent-style-name="Default">
      <style:table-cell-properties fo:border="0.06pt solid #000000"/>
      <style:map style:condition="cell-content()=1" style:apply-style-name="Sans_20_nom1" style:base-cell-address="Feuille1.V38"/>
    </style:style>
    <style:style style:name="ce39" style:family="table-cell" style:parent-style-name="Default">
      <style:table-cell-properties fo:border="0.06pt solid #000000"/>
      <style:map style:condition="cell-content()=1" style:apply-style-name="Sans_20_nom1" style:base-cell-address="Feuille1.V39"/>
    </style:style>
    <style:style style:name="ce40" style:family="table-cell" style:parent-style-name="Default">
      <style:table-cell-properties fo:border="0.06pt solid #000000"/>
      <style:map style:condition="cell-content()=1" style:apply-style-name="Sans_20_nom1" style:base-cell-address="Feuille1.V42"/>
    </style:style>
    <style:style style:name="ce41" style:family="table-cell" style:parent-style-name="Default">
      <style:table-cell-properties fo:border="0.06pt solid #000000"/>
      <style:map style:condition="cell-content()=1" style:apply-style-name="Sans_20_nom1" style:base-cell-address="Feuille1.V43"/>
    </style:style>
    <style:style style:name="ce42" style:family="table-cell" style:parent-style-name="Default">
      <style:table-cell-properties fo:border="0.06pt solid #000000"/>
      <style:map style:condition="cell-content()=1" style:apply-style-name="Sans_20_nom1" style:base-cell-address="Feuille1.V44"/>
    </style:style>
    <style:style style:name="ce43" style:family="table-cell" style:parent-style-name="Default">
      <style:table-cell-properties fo:border="0.06pt solid #000000"/>
      <style:map style:condition="cell-content()=1" style:apply-style-name="Sans_20_nom1" style:base-cell-address="Feuille1.V45"/>
    </style:style>
    <style:style style:name="ce44" style:family="table-cell" style:parent-style-name="Default">
      <style:table-cell-properties fo:border="0.06pt solid #000000"/>
      <style:map style:condition="cell-content()=1" style:apply-style-name="Sans_20_nom1" style:base-cell-address="Feuille1.V46"/>
    </style:style>
    <style:style style:name="ce45" style:family="table-cell" style:parent-style-name="Default">
      <style:table-cell-properties fo:border="0.06pt solid #000000"/>
      <style:map style:condition="cell-content()=1" style:apply-style-name="Sans_20_nom1" style:base-cell-address="Feuille1.V47"/>
    </style:style>
    <style:style style:name="ce46" style:family="table-cell" style:parent-style-name="Default">
      <style:table-cell-properties fo:border="0.06pt solid #000000"/>
      <style:map style:condition="cell-content()=1" style:apply-style-name="Sans_20_nom1" style:base-cell-address="Feuille1.V48"/>
    </style:style>
    <style:style style:name="ce47" style:family="table-cell" style:parent-style-name="Default">
      <style:table-cell-properties fo:border="0.06pt solid #000000"/>
      <style:map style:condition="cell-content()=1" style:apply-style-name="Sans_20_nom1" style:base-cell-address="Feuille1.V49"/>
    </style:style>
    <style:style style:name="ce48" style:family="table-cell" style:parent-style-name="Sans_20_nom1">
      <style:table-cell-properties fo:background-color="transparent"/>
      <style:map style:condition="cell-content()=&quot;1&quot;" style:apply-style-name="Sans_20_nom1" style:base-cell-address="Feuille1.V52"/>
    </style:style>
    <style:style style:name="ce49" style:family="table-cell" style:parent-style-name="Sans_20_nom1">
      <style:table-cell-properties fo:background-color="transparent"/>
      <style:map style:condition="cell-content()=&quot;1&quot;" style:apply-style-name="Sans_20_nom1" style:base-cell-address="Feuille1.V59"/>
    </style:style>
    <style:style style:name="ce50" style:family="table-cell" style:parent-style-name="Sans_20_nom1">
      <style:table-cell-properties fo:background-color="transparent"/>
      <style:map style:condition="cell-content()=&quot;1&quot;" style:apply-style-name="Sans_20_nom1" style:base-cell-address="Feuille1.V63"/>
    </style:style>
    <style:style style:name="ce51" style:family="table-cell" style:parent-style-name="Sans_20_nom1">
      <style:table-cell-properties fo:background-color="transparent"/>
      <style:map style:condition="cell-content()=&quot;1&quot;" style:apply-style-name="Sans_20_nom1" style:base-cell-address="Feuille1.V70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order="0.06pt solid #000000"/>
      <style:map style:condition="cell-content()=1" style:apply-style-name="Sans_20_nom1" style:base-cell-address="Feuille1.W2"/>
    </style:style>
    <style:style style:name="ce54" style:family="table-cell" style:parent-style-name="Default">
      <style:table-cell-properties fo:border="0.06pt solid #000000"/>
      <style:map style:condition="cell-content()=1" style:apply-style-name="Sans_20_nom1" style:base-cell-address="Feuille1.W12"/>
    </style:style>
    <style:style style:name="ce55" style:family="table-cell" style:parent-style-name="Default">
      <style:table-cell-properties fo:border="0.06pt solid #000000"/>
      <style:map style:condition="cell-content()=1" style:apply-style-name="Sans_20_nom1" style:base-cell-address="Feuille1.W22"/>
    </style:style>
    <style:style style:name="ce56" style:family="table-cell" style:parent-style-name="Default">
      <style:table-cell-properties fo:border="0.06pt solid #000000"/>
      <style:map style:condition="cell-content()=1" style:apply-style-name="Sans_20_nom1" style:base-cell-address="Feuille1.W32"/>
    </style:style>
    <style:style style:name="ce57" style:family="table-cell" style:parent-style-name="Default">
      <style:table-cell-properties fo:border="0.06pt solid #000000"/>
      <style:map style:condition="cell-content()=1" style:apply-style-name="Sans_20_nom1" style:base-cell-address="Feuille1.W42"/>
    </style:style>
    <style:style style:name="ce58" style:family="table-cell" style:parent-style-name="Default">
      <style:table-cell-properties fo:border="0.06pt solid #000000"/>
      <style:map style:condition="cell-content()=1" style:apply-style-name="Sans_20_nom1" style:base-cell-address="Feuille1.AC2"/>
    </style:style>
    <style:style style:name="ce59" style:family="table-cell" style:parent-style-name="Default">
      <style:table-cell-properties fo:border="0.06pt solid #000000"/>
      <style:map style:condition="cell-content()=1" style:apply-style-name="Sans_20_nom1" style:base-cell-address="Feuille1.AC12"/>
    </style:style>
    <style:style style:name="ce60" style:family="table-cell" style:parent-style-name="Default">
      <style:table-cell-properties fo:border="0.06pt solid #000000"/>
      <style:map style:condition="cell-content()=1" style:apply-style-name="Sans_20_nom1" style:base-cell-address="Feuille1.AC22"/>
    </style:style>
    <style:style style:name="ce61" style:family="table-cell" style:parent-style-name="Default">
      <style:table-cell-properties fo:border="0.06pt solid #000000"/>
      <style:map style:condition="cell-content()=1" style:apply-style-name="Sans_20_nom1" style:base-cell-address="Feuille1.AC32"/>
    </style:style>
    <style:style style:name="ce62" style:family="table-cell" style:parent-style-name="Default">
      <style:table-cell-properties fo:border="0.06pt solid #000000"/>
      <style:map style:condition="cell-content()=1" style:apply-style-name="Sans_20_nom1" style:base-cell-address="Feuille1.AC42"/>
    </style:style>
    <style:style style:name="ce6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ce6"/>
        <table:table-column table:style-name="co2" table:default-cell-style-name="ce6"/>
        <table:table-column table:style-name="co2" table:number-columns-repeated="2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2" table:number-columns-repeated="962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1</text:p>
          </table:table-cell>
          <table:table-cell table:style-name="ce8"/>
          <table:table-cell table:style-name="ce53"/>
          <table:table-cell table:number-columns-repeated="4"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table-cell table:formula="of:=[.AC2]*2^3+[.AB2]*2^2+[.AA2]*2^1+[.Z2]*2^0" office:value-type="float" office:value="3" calcext:value-type="float">
            <text:p>3</text:p>
          </table:table-cell>
          <table:table-cell table:formula="of:=[.Y2]*2^3+[.X2]*2^2+[.W2]*2^1+[.V2]*2^0" office:value-type="float" office:value="12" calcext:value-type="float">
            <text:p>12</text:p>
          </table:table-cell>
          <table:table-cell/>
          <table:table-cell table:style-name="ce6" table:formula="of:=IF([.AE2]=10;&quot;A&quot;;IF([.AE2]=11;&quot;B&quot;;IF([.AE2]=12;&quot;C&quot;;IF([.AE2]=13;&quot;D&quot;;IF([.AE2]=14;&quot;E&quot;;IF([.AE2]=15;&quot;F&quot;;[.AE2]))))))" office:value-type="float" office:value="3" calcext:value-type="float">
            <text:p>3</text:p>
          </table:table-cell>
          <table:table-cell table:style-name="ce6" table:formula="of:=IF([.AF2]=10;&quot;A&quot;;IF([.AF2]=11;&quot;B&quot;;IF([.AF2]=12;&quot;C&quot;;IF([.AF2]=13;&quot;D&quot;;IF([.AF2]=14;&quot;E&quot;;IF([.AF2]=15;&quot;F&quot;;[.AF2]))))))" office:value-type="string" office:string-value="C" calcext:value-type="string">
            <text:p>C</text:p>
          </table:table-cell>
          <table:table-cell table:number-columns-repeated="2"/>
          <table:table-cell table:formula="of:=CONCATENATE(&quot;0x08, 0x&quot;;[.AH9];[.AI9];&quot;, 0x&quot;;[.AH8];[.AI8];&quot;, 0x&quot;;[.AH7];[.AI7];&quot;, 0x&quot;;[.AH6];[.AI6];&quot;, 0x&quot;;[.AH5];[.AI5];&quot;, 0x&quot;;[.AH4];[.AI4];&quot;, 0x&quot;;[.AH3];[.AI3];&quot;, 0x&quot;;[.AH2];[.AI2];&quot;,&quot;)" office:value-type="string" office:string-value="0x08, 0x3C, 0x66, 0x66, 0x66, 0x66, 0x66, 0x66, 0x3C," calcext:value-type="string">
            <text:p>0x08, 0x3C, 0x66, 0x66, 0x66, 0x66, 0x66, 0x66, 0x3C,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2</text:p>
          </table:table-cell>
          <table:table-cell table:style-name="ce9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3]*2^3+[.AB3]*2^2+[.AA3]*2^1+[.Z3]*2^0" office:value-type="float" office:value="6" calcext:value-type="float">
            <text:p>6</text:p>
          </table:table-cell>
          <table:table-cell table:formula="of:=[.Y3]*2^3+[.X3]*2^2+[.W3]*2^1+[.V3]*2^0" office:value-type="float" office:value="6" calcext:value-type="float">
            <text:p>6</text:p>
          </table:table-cell>
          <table:table-cell/>
          <table:table-cell table:style-name="ce6" table:formula="of:=IF([.AE3]=10;&quot;A&quot;;IF([.AE3]=11;&quot;B&quot;;IF([.AE3]=12;&quot;C&quot;;IF([.AE3]=13;&quot;D&quot;;IF([.AE3]=14;&quot;E&quot;;IF([.AE3]=15;&quot;F&quot;;[.AE3]))))))" office:value-type="float" office:value="6" calcext:value-type="float">
            <text:p>6</text:p>
          </table:table-cell>
          <table:table-cell table:style-name="ce6" table:formula="of:=IF([.AF3]=10;&quot;A&quot;;IF([.AF3]=11;&quot;B&quot;;IF([.AF3]=12;&quot;C&quot;;IF([.AF3]=13;&quot;D&quot;;IF([.AF3]=14;&quot;E&quot;;IF([.AF3]=15;&quot;F&quot;;[.AF3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3</text:p>
          </table:table-cell>
          <table:table-cell table:style-name="ce10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4]*2^3+[.AB4]*2^2+[.AA4]*2^1+[.Z4]*2^0" office:value-type="float" office:value="6" calcext:value-type="float">
            <text:p>6</text:p>
          </table:table-cell>
          <table:table-cell table:formula="of:=[.Y4]*2^3+[.X4]*2^2+[.W4]*2^1+[.V4]*2^0" office:value-type="float" office:value="6" calcext:value-type="float">
            <text:p>6</text:p>
          </table:table-cell>
          <table:table-cell/>
          <table:table-cell table:style-name="ce6" table:formula="of:=IF([.AE4]=10;&quot;A&quot;;IF([.AE4]=11;&quot;B&quot;;IF([.AE4]=12;&quot;C&quot;;IF([.AE4]=13;&quot;D&quot;;IF([.AE4]=14;&quot;E&quot;;IF([.AE4]=15;&quot;F&quot;;[.AE4]))))))" office:value-type="float" office:value="6" calcext:value-type="float">
            <text:p>6</text:p>
          </table:table-cell>
          <table:table-cell table:style-name="ce6" table:formula="of:=IF([.AF4]=10;&quot;A&quot;;IF([.AF4]=11;&quot;B&quot;;IF([.AF4]=12;&quot;C&quot;;IF([.AF4]=13;&quot;D&quot;;IF([.AF4]=14;&quot;E&quot;;IF([.AF4]=15;&quot;F&quot;;[.AF4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4</text:p>
          </table:table-cell>
          <table:table-cell table:style-name="ce11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5]*2^3+[.AB5]*2^2+[.AA5]*2^1+[.Z5]*2^0" office:value-type="float" office:value="6" calcext:value-type="float">
            <text:p>6</text:p>
          </table:table-cell>
          <table:table-cell table:formula="of:=[.Y5]*2^3+[.X5]*2^2+[.W5]*2^1+[.V5]*2^0" office:value-type="float" office:value="6" calcext:value-type="float">
            <text:p>6</text:p>
          </table:table-cell>
          <table:table-cell/>
          <table:table-cell table:style-name="ce6" table:formula="of:=IF([.AE5]=10;&quot;A&quot;;IF([.AE5]=11;&quot;B&quot;;IF([.AE5]=12;&quot;C&quot;;IF([.AE5]=13;&quot;D&quot;;IF([.AE5]=14;&quot;E&quot;;IF([.AE5]=15;&quot;F&quot;;[.AE5]))))))" office:value-type="float" office:value="6" calcext:value-type="float">
            <text:p>6</text:p>
          </table:table-cell>
          <table:table-cell table:style-name="ce6" table:formula="of:=IF([.AF5]=10;&quot;A&quot;;IF([.AF5]=11;&quot;B&quot;;IF([.AF5]=12;&quot;C&quot;;IF([.AF5]=13;&quot;D&quot;;IF([.AF5]=14;&quot;E&quot;;IF([.AF5]=15;&quot;F&quot;;[.AF5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5</text:p>
          </table:table-cell>
          <table:table-cell table:style-name="ce1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6]*2^3+[.AB6]*2^2+[.AA6]*2^1+[.Z6]*2^0" office:value-type="float" office:value="6" calcext:value-type="float">
            <text:p>6</text:p>
          </table:table-cell>
          <table:table-cell table:formula="of:=[.Y6]*2^3+[.X6]*2^2+[.W6]*2^1+[.V6]*2^0" office:value-type="float" office:value="6" calcext:value-type="float">
            <text:p>6</text:p>
          </table:table-cell>
          <table:table-cell/>
          <table:table-cell table:style-name="ce6" table:formula="of:=IF([.AE6]=10;&quot;A&quot;;IF([.AE6]=11;&quot;B&quot;;IF([.AE6]=12;&quot;C&quot;;IF([.AE6]=13;&quot;D&quot;;IF([.AE6]=14;&quot;E&quot;;IF([.AE6]=15;&quot;F&quot;;[.AE6]))))))" office:value-type="float" office:value="6" calcext:value-type="float">
            <text:p>6</text:p>
          </table:table-cell>
          <table:table-cell table:style-name="ce6" table:formula="of:=IF([.AF6]=10;&quot;A&quot;;IF([.AF6]=11;&quot;B&quot;;IF([.AF6]=12;&quot;C&quot;;IF([.AF6]=13;&quot;D&quot;;IF([.AF6]=14;&quot;E&quot;;IF([.AF6]=15;&quot;F&quot;;[.AF6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6</text:p>
          </table:table-cell>
          <table:table-cell table:style-name="ce13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7]*2^3+[.AB7]*2^2+[.AA7]*2^1+[.Z7]*2^0" office:value-type="float" office:value="6" calcext:value-type="float">
            <text:p>6</text:p>
          </table:table-cell>
          <table:table-cell table:formula="of:=[.Y7]*2^3+[.X7]*2^2+[.W7]*2^1+[.V7]*2^0" office:value-type="float" office:value="6" calcext:value-type="float">
            <text:p>6</text:p>
          </table:table-cell>
          <table:table-cell/>
          <table:table-cell table:style-name="ce6" table:formula="of:=IF([.AE7]=10;&quot;A&quot;;IF([.AE7]=11;&quot;B&quot;;IF([.AE7]=12;&quot;C&quot;;IF([.AE7]=13;&quot;D&quot;;IF([.AE7]=14;&quot;E&quot;;IF([.AE7]=15;&quot;F&quot;;[.AE7]))))))" office:value-type="float" office:value="6" calcext:value-type="float">
            <text:p>6</text:p>
          </table:table-cell>
          <table:table-cell table:style-name="ce6" table:formula="of:=IF([.AF7]=10;&quot;A&quot;;IF([.AF7]=11;&quot;B&quot;;IF([.AF7]=12;&quot;C&quot;;IF([.AF7]=13;&quot;D&quot;;IF([.AF7]=14;&quot;E&quot;;IF([.AF7]=15;&quot;F&quot;;[.AF7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7</text:p>
          </table:table-cell>
          <table:table-cell table:style-name="ce1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table-cell table:formula="of:=[.AC8]*2^3+[.AB8]*2^2+[.AA8]*2^1+[.Z8]*2^0" office:value-type="float" office:value="6" calcext:value-type="float">
            <text:p>6</text:p>
          </table:table-cell>
          <table:table-cell table:formula="of:=[.Y8]*2^3+[.X8]*2^2+[.W8]*2^1+[.V8]*2^0" office:value-type="float" office:value="6" calcext:value-type="float">
            <text:p>6</text:p>
          </table:table-cell>
          <table:table-cell/>
          <table:table-cell table:style-name="ce6" table:formula="of:=IF([.AE8]=10;&quot;A&quot;;IF([.AE8]=11;&quot;B&quot;;IF([.AE8]=12;&quot;C&quot;;IF([.AE8]=13;&quot;D&quot;;IF([.AE8]=14;&quot;E&quot;;IF([.AE8]=15;&quot;F&quot;;[.AE8]))))))" office:value-type="float" office:value="6" calcext:value-type="float">
            <text:p>6</text:p>
          </table:table-cell>
          <table:table-cell table:style-name="ce6" table:formula="of:=IF([.AF8]=10;&quot;A&quot;;IF([.AF8]=11;&quot;B&quot;;IF([.AF8]=12;&quot;C&quot;;IF([.AF8]=13;&quot;D&quot;;IF([.AF8]=14;&quot;E&quot;;IF([.AF8]=15;&quot;F&quot;;[.AF8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8</text:p>
          </table:table-cell>
          <table:table-cell table:style-name="ce15"/>
          <table:table-cell table:style-name="ce53"/>
          <table:table-cell table:number-columns-repeated="4"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table-cell table:formula="of:=[.AC9]*2^3+[.AB9]*2^2+[.AA9]*2^1+[.Z9]*2^0" office:value-type="float" office:value="3" calcext:value-type="float">
            <text:p>3</text:p>
          </table:table-cell>
          <table:table-cell table:formula="of:=[.Y9]*2^3+[.X9]*2^2+[.W9]*2^1+[.V9]*2^0" office:value-type="float" office:value="12" calcext:value-type="float">
            <text:p>12</text:p>
          </table:table-cell>
          <table:table-cell/>
          <table:table-cell table:style-name="ce6" table:formula="of:=IF([.AE9]=10;&quot;A&quot;;IF([.AE9]=11;&quot;B&quot;;IF([.AE9]=12;&quot;C&quot;;IF([.AE9]=13;&quot;D&quot;;IF([.AE9]=14;&quot;E&quot;;IF([.AE9]=15;&quot;F&quot;;[.AE9]))))))" office:value-type="float" office:value="3" calcext:value-type="float">
            <text:p>3</text:p>
          </table:table-cell>
          <table:table-cell table:style-name="ce6" table:formula="of:=IF([.AF9]=10;&quot;A&quot;;IF([.AF9]=11;&quot;B&quot;;IF([.AF9]=12;&quot;C&quot;;IF([.AF9]=13;&quot;D&quot;;IF([.AF9]=14;&quot;E&quot;;IF([.AF9]=15;&quot;F&quot;;[.AF9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4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1</text:p>
          </table:table-cell>
          <table:table-cell table:style-name="ce16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2]*2^3+[.AB12]*2^2+[.AA12]*2^1+[.Z12]*2^0" office:value-type="float" office:value="3" calcext:value-type="float">
            <text:p>3</text:p>
          </table:table-cell>
          <table:table-cell table:formula="of:=[.Y12]*2^3+[.X12]*2^2+[.W12]*2^1+[.V12]*2^0" office:value-type="float" office:value="0" calcext:value-type="float">
            <text:p>0</text:p>
          </table:table-cell>
          <table:table-cell/>
          <table:table-cell table:style-name="ce6" table:formula="of:=IF([.AE12]=10;&quot;A&quot;;IF([.AE12]=11;&quot;B&quot;;IF([.AE12]=12;&quot;C&quot;;IF([.AE12]=13;&quot;D&quot;;IF([.AE12]=14;&quot;E&quot;;IF([.AE12]=15;&quot;F&quot;;[.AE12]))))))" office:value-type="float" office:value="3" calcext:value-type="float">
            <text:p>3</text:p>
          </table:table-cell>
          <table:table-cell table:style-name="ce6" table:formula="of:=IF([.AF12]=10;&quot;A&quot;;IF([.AF12]=11;&quot;B&quot;;IF([.AF12]=12;&quot;C&quot;;IF([.AF12]=13;&quot;D&quot;;IF([.AF12]=14;&quot;E&quot;;IF([.AF12]=15;&quot;F&quot;;[.AF12]))))))" office:value-type="float" office:value="0" calcext:value-type="float">
            <text:p>0</text:p>
          </table:table-cell>
          <table:table-cell table:number-columns-repeated="2"/>
          <table:table-cell table:formula="of:=CONCATENATE(&quot;0x08, 0x&quot;;[.AH19];[.AI19];&quot;, 0x&quot;;[.AH18];[.AI18];&quot;, 0x&quot;;[.AH17];[.AI17];&quot;, 0x&quot;;[.AH16];[.AI16];&quot;, 0x&quot;;[.AH15];[.AI15];&quot;, 0x&quot;;[.AH14];[.AI14];&quot;, 0x&quot;;[.AH13];[.AI13];&quot;, 0x&quot;;[.AH12];[.AI12];&quot;,&quot;)" office:value-type="string" office:string-value="0x08, 0x7C, 0x30, 0x30, 0x30, 0x30, 0x3C, 0x38, 0x30," calcext:value-type="string">
            <text:p>0x08, 0x7C, 0x30, 0x30, 0x30, 0x30, 0x3C, 0x38, 0x30,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2</text:p>
          </table:table-cell>
          <table:table-cell table:style-name="ce17"/>
          <table:table-cell table:style-name="ce54" table:number-columns-repeated="2"/>
          <table:table-cell table:number-columns-repeated="3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3]*2^3+[.AB13]*2^2+[.AA13]*2^1+[.Z13]*2^0" office:value-type="float" office:value="3" calcext:value-type="float">
            <text:p>3</text:p>
          </table:table-cell>
          <table:table-cell table:formula="of:=[.Y13]*2^3+[.X13]*2^2+[.W13]*2^1+[.V13]*2^0" office:value-type="float" office:value="8" calcext:value-type="float">
            <text:p>8</text:p>
          </table:table-cell>
          <table:table-cell/>
          <table:table-cell table:style-name="ce6" table:formula="of:=IF([.AE13]=10;&quot;A&quot;;IF([.AE13]=11;&quot;B&quot;;IF([.AE13]=12;&quot;C&quot;;IF([.AE13]=13;&quot;D&quot;;IF([.AE13]=14;&quot;E&quot;;IF([.AE13]=15;&quot;F&quot;;[.AE13]))))))" office:value-type="float" office:value="3" calcext:value-type="float">
            <text:p>3</text:p>
          </table:table-cell>
          <table:table-cell table:style-name="ce6" table:formula="of:=IF([.AF13]=10;&quot;A&quot;;IF([.AF13]=11;&quot;B&quot;;IF([.AF13]=12;&quot;C&quot;;IF([.AF13]=13;&quot;D&quot;;IF([.AF13]=14;&quot;E&quot;;IF([.AF13]=15;&quot;F&quot;;[.AF13]))))))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3</text:p>
          </table:table-cell>
          <table:table-cell table:style-name="ce18"/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4]*2^3+[.AB14]*2^2+[.AA14]*2^1+[.Z14]*2^0" office:value-type="float" office:value="3" calcext:value-type="float">
            <text:p>3</text:p>
          </table:table-cell>
          <table:table-cell table:formula="of:=[.Y14]*2^3+[.X14]*2^2+[.W14]*2^1+[.V14]*2^0" office:value-type="float" office:value="12" calcext:value-type="float">
            <text:p>12</text:p>
          </table:table-cell>
          <table:table-cell/>
          <table:table-cell table:style-name="ce6" table:formula="of:=IF([.AE14]=10;&quot;A&quot;;IF([.AE14]=11;&quot;B&quot;;IF([.AE14]=12;&quot;C&quot;;IF([.AE14]=13;&quot;D&quot;;IF([.AE14]=14;&quot;E&quot;;IF([.AE14]=15;&quot;F&quot;;[.AE14]))))))" office:value-type="float" office:value="3" calcext:value-type="float">
            <text:p>3</text:p>
          </table:table-cell>
          <table:table-cell table:style-name="ce6" table:formula="of:=IF([.AF14]=10;&quot;A&quot;;IF([.AF14]=11;&quot;B&quot;;IF([.AF14]=12;&quot;C&quot;;IF([.AF14]=13;&quot;D&quot;;IF([.AF14]=14;&quot;E&quot;;IF([.AF14]=15;&quot;F&quot;;[.AF14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4</text:p>
          </table:table-cell>
          <table:table-cell table:style-name="ce19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5]*2^3+[.AB15]*2^2+[.AA15]*2^1+[.Z15]*2^0" office:value-type="float" office:value="3" calcext:value-type="float">
            <text:p>3</text:p>
          </table:table-cell>
          <table:table-cell table:formula="of:=[.Y15]*2^3+[.X15]*2^2+[.W15]*2^1+[.V15]*2^0" office:value-type="float" office:value="0" calcext:value-type="float">
            <text:p>0</text:p>
          </table:table-cell>
          <table:table-cell/>
          <table:table-cell table:style-name="ce6" table:formula="of:=IF([.AE15]=10;&quot;A&quot;;IF([.AE15]=11;&quot;B&quot;;IF([.AE15]=12;&quot;C&quot;;IF([.AE15]=13;&quot;D&quot;;IF([.AE15]=14;&quot;E&quot;;IF([.AE15]=15;&quot;F&quot;;[.AE15]))))))" office:value-type="float" office:value="3" calcext:value-type="float">
            <text:p>3</text:p>
          </table:table-cell>
          <table:table-cell table:style-name="ce6" table:formula="of:=IF([.AF15]=10;&quot;A&quot;;IF([.AF15]=11;&quot;B&quot;;IF([.AF15]=12;&quot;C&quot;;IF([.AF15]=13;&quot;D&quot;;IF([.AF15]=14;&quot;E&quot;;IF([.AF15]=15;&quot;F&quot;;[.AF15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5</text:p>
          </table:table-cell>
          <table:table-cell table:style-name="ce20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6]*2^3+[.AB16]*2^2+[.AA16]*2^1+[.Z16]*2^0" office:value-type="float" office:value="3" calcext:value-type="float">
            <text:p>3</text:p>
          </table:table-cell>
          <table:table-cell table:formula="of:=[.Y16]*2^3+[.X16]*2^2+[.W16]*2^1+[.V16]*2^0" office:value-type="float" office:value="0" calcext:value-type="float">
            <text:p>0</text:p>
          </table:table-cell>
          <table:table-cell/>
          <table:table-cell table:style-name="ce6" table:formula="of:=IF([.AE16]=10;&quot;A&quot;;IF([.AE16]=11;&quot;B&quot;;IF([.AE16]=12;&quot;C&quot;;IF([.AE16]=13;&quot;D&quot;;IF([.AE16]=14;&quot;E&quot;;IF([.AE16]=15;&quot;F&quot;;[.AE16]))))))" office:value-type="float" office:value="3" calcext:value-type="float">
            <text:p>3</text:p>
          </table:table-cell>
          <table:table-cell table:style-name="ce6" table:formula="of:=IF([.AF16]=10;&quot;A&quot;;IF([.AF16]=11;&quot;B&quot;;IF([.AF16]=12;&quot;C&quot;;IF([.AF16]=13;&quot;D&quot;;IF([.AF16]=14;&quot;E&quot;;IF([.AF16]=15;&quot;F&quot;;[.AF16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6</text:p>
          </table:table-cell>
          <table:table-cell table:style-name="ce21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7]*2^3+[.AB17]*2^2+[.AA17]*2^1+[.Z17]*2^0" office:value-type="float" office:value="3" calcext:value-type="float">
            <text:p>3</text:p>
          </table:table-cell>
          <table:table-cell table:formula="of:=[.Y17]*2^3+[.X17]*2^2+[.W17]*2^1+[.V17]*2^0" office:value-type="float" office:value="0" calcext:value-type="float">
            <text:p>0</text:p>
          </table:table-cell>
          <table:table-cell/>
          <table:table-cell table:style-name="ce6" table:formula="of:=IF([.AE17]=10;&quot;A&quot;;IF([.AE17]=11;&quot;B&quot;;IF([.AE17]=12;&quot;C&quot;;IF([.AE17]=13;&quot;D&quot;;IF([.AE17]=14;&quot;E&quot;;IF([.AE17]=15;&quot;F&quot;;[.AE17]))))))" office:value-type="float" office:value="3" calcext:value-type="float">
            <text:p>3</text:p>
          </table:table-cell>
          <table:table-cell table:style-name="ce6" table:formula="of:=IF([.AF17]=10;&quot;A&quot;;IF([.AF17]=11;&quot;B&quot;;IF([.AF17]=12;&quot;C&quot;;IF([.AF17]=13;&quot;D&quot;;IF([.AF17]=14;&quot;E&quot;;IF([.AF17]=15;&quot;F&quot;;[.AF17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7</text:p>
          </table:table-cell>
          <table:table-cell table:style-name="ce22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9"/>
          <table:table-cell/>
          <table:table-cell table:formula="of:=[.AC18]*2^3+[.AB18]*2^2+[.AA18]*2^1+[.Z18]*2^0" office:value-type="float" office:value="3" calcext:value-type="float">
            <text:p>3</text:p>
          </table:table-cell>
          <table:table-cell table:formula="of:=[.Y18]*2^3+[.X18]*2^2+[.W18]*2^1+[.V18]*2^0" office:value-type="float" office:value="0" calcext:value-type="float">
            <text:p>0</text:p>
          </table:table-cell>
          <table:table-cell/>
          <table:table-cell table:style-name="ce6" table:formula="of:=IF([.AE18]=10;&quot;A&quot;;IF([.AE18]=11;&quot;B&quot;;IF([.AE18]=12;&quot;C&quot;;IF([.AE18]=13;&quot;D&quot;;IF([.AE18]=14;&quot;E&quot;;IF([.AE18]=15;&quot;F&quot;;[.AE18]))))))" office:value-type="float" office:value="3" calcext:value-type="float">
            <text:p>3</text:p>
          </table:table-cell>
          <table:table-cell table:style-name="ce6" table:formula="of:=IF([.AF18]=10;&quot;A&quot;;IF([.AF18]=11;&quot;B&quot;;IF([.AF18]=12;&quot;C&quot;;IF([.AF18]=13;&quot;D&quot;;IF([.AF18]=14;&quot;E&quot;;IF([.AF18]=15;&quot;F&quot;;[.AF18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8</text:p>
          </table:table-cell>
          <table:table-cell table:style-name="ce23"/>
          <table:table-cell table:style-name="ce54"/>
          <table:table-cell table:number-columns-repeated="5" table:style-name="ce54" office:value-type="float" office:value="1" calcext:value-type="float">
            <text:p>1</text:p>
          </table:table-cell>
          <table:table-cell table:style-name="ce59"/>
          <table:table-cell/>
          <table:table-cell table:formula="of:=[.AC19]*2^3+[.AB19]*2^2+[.AA19]*2^1+[.Z19]*2^0" office:value-type="float" office:value="7" calcext:value-type="float">
            <text:p>7</text:p>
          </table:table-cell>
          <table:table-cell table:formula="of:=[.Y19]*2^3+[.X19]*2^2+[.W19]*2^1+[.V19]*2^0" office:value-type="float" office:value="12" calcext:value-type="float">
            <text:p>12</text:p>
          </table:table-cell>
          <table:table-cell/>
          <table:table-cell table:style-name="ce6" table:formula="of:=IF([.AE19]=10;&quot;A&quot;;IF([.AE19]=11;&quot;B&quot;;IF([.AE19]=12;&quot;C&quot;;IF([.AE19]=13;&quot;D&quot;;IF([.AE19]=14;&quot;E&quot;;IF([.AE19]=15;&quot;F&quot;;[.AE19]))))))" office:value-type="float" office:value="7" calcext:value-type="float">
            <text:p>7</text:p>
          </table:table-cell>
          <table:table-cell table:style-name="ce6" table:formula="of:=IF([.AF19]=10;&quot;A&quot;;IF([.AF19]=11;&quot;B&quot;;IF([.AF19]=12;&quot;C&quot;;IF([.AF19]=13;&quot;D&quot;;IF([.AF19]=14;&quot;E&quot;;IF([.AF19]=15;&quot;F&quot;;[.AF19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4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1</text:p>
          </table:table-cell>
          <table:table-cell table:style-name="ce24"/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style-name="ce60"/>
          <table:table-cell/>
          <table:table-cell table:formula="of:=[.AC22]*2^3+[.AB22]*2^2+[.AA22]*2^1+[.Z22]*2^0" office:value-type="float" office:value="3" calcext:value-type="float">
            <text:p>3</text:p>
          </table:table-cell>
          <table:table-cell table:formula="of:=[.Y22]*2^3+[.X22]*2^2+[.W22]*2^1+[.V22]*2^0" office:value-type="float" office:value="12" calcext:value-type="float">
            <text:p>12</text:p>
          </table:table-cell>
          <table:table-cell/>
          <table:table-cell table:style-name="ce6" table:formula="of:=IF([.AE22]=10;&quot;A&quot;;IF([.AE22]=11;&quot;B&quot;;IF([.AE22]=12;&quot;C&quot;;IF([.AE22]=13;&quot;D&quot;;IF([.AE22]=14;&quot;E&quot;;IF([.AE22]=15;&quot;F&quot;;[.AE22]))))))" office:value-type="float" office:value="3" calcext:value-type="float">
            <text:p>3</text:p>
          </table:table-cell>
          <table:table-cell table:style-name="ce6" table:formula="of:=IF([.AF22]=10;&quot;A&quot;;IF([.AF22]=11;&quot;B&quot;;IF([.AF22]=12;&quot;C&quot;;IF([.AF22]=13;&quot;D&quot;;IF([.AF22]=14;&quot;E&quot;;IF([.AF22]=15;&quot;F&quot;;[.AF22]))))))" office:value-type="string" office:string-value="C" calcext:value-type="string">
            <text:p>C</text:p>
          </table:table-cell>
          <table:table-cell table:number-columns-repeated="2"/>
          <table:table-cell table:formula="of:=CONCATENATE(&quot;0x08, 0x&quot;;[.AH29];[.AI29];&quot;, 0x&quot;;[.AH28];[.AI28];&quot;, 0x&quot;;[.AH27];[.AI27];&quot;, 0x&quot;;[.AH26];[.AI26];&quot;, 0x&quot;;[.AH25];[.AI25];&quot;, 0x&quot;;[.AH24];[.AI24];&quot;, 0x&quot;;[.AH23];[.AI23];&quot;, 0x&quot;;[.AH22];[.AI22];&quot;,&quot;)" office:value-type="string" office:string-value="0x08, 0x7E, 0x06, 0x0C, 0x18, 0x30, 0x60, 0x66, 0x3C," calcext:value-type="string">
            <text:p>0x08, 0x7E, 0x06, 0x0C, 0x18, 0x30, 0x60, 0x66, 0x3C,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2</text:p>
          </table:table-cell>
          <table:table-cell table:style-name="ce2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60"/>
          <table:table-cell/>
          <table:table-cell table:formula="of:=[.AC23]*2^3+[.AB23]*2^2+[.AA23]*2^1+[.Z23]*2^0" office:value-type="float" office:value="6" calcext:value-type="float">
            <text:p>6</text:p>
          </table:table-cell>
          <table:table-cell table:formula="of:=[.Y23]*2^3+[.X23]*2^2+[.W23]*2^1+[.V23]*2^0" office:value-type="float" office:value="6" calcext:value-type="float">
            <text:p>6</text:p>
          </table:table-cell>
          <table:table-cell/>
          <table:table-cell table:style-name="ce6" table:formula="of:=IF([.AE23]=10;&quot;A&quot;;IF([.AE23]=11;&quot;B&quot;;IF([.AE23]=12;&quot;C&quot;;IF([.AE23]=13;&quot;D&quot;;IF([.AE23]=14;&quot;E&quot;;IF([.AE23]=15;&quot;F&quot;;[.AE23]))))))" office:value-type="float" office:value="6" calcext:value-type="float">
            <text:p>6</text:p>
          </table:table-cell>
          <table:table-cell table:style-name="ce6" table:formula="of:=IF([.AF23]=10;&quot;A&quot;;IF([.AF23]=11;&quot;B&quot;;IF([.AF23]=12;&quot;C&quot;;IF([.AF23]=13;&quot;D&quot;;IF([.AF23]=14;&quot;E&quot;;IF([.AF23]=15;&quot;F&quot;;[.AF23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3</text:p>
          </table:table-cell>
          <table:table-cell table:style-name="ce26"/>
          <table:table-cell table:style-name="ce55" table:number-columns-repeated="4"/>
          <table:table-cell table:number-columns-repeated="2" table:style-name="ce55" office:value-type="float" office:value="1" calcext:value-type="float">
            <text:p>1</text:p>
          </table:table-cell>
          <table:table-cell table:style-name="ce60"/>
          <table:table-cell/>
          <table:table-cell table:formula="of:=[.AC24]*2^3+[.AB24]*2^2+[.AA24]*2^1+[.Z24]*2^0" office:value-type="float" office:value="6" calcext:value-type="float">
            <text:p>6</text:p>
          </table:table-cell>
          <table:table-cell table:formula="of:=[.Y24]*2^3+[.X24]*2^2+[.W24]*2^1+[.V24]*2^0" office:value-type="float" office:value="0" calcext:value-type="float">
            <text:p>0</text:p>
          </table:table-cell>
          <table:table-cell/>
          <table:table-cell table:style-name="ce6" table:formula="of:=IF([.AE24]=10;&quot;A&quot;;IF([.AE24]=11;&quot;B&quot;;IF([.AE24]=12;&quot;C&quot;;IF([.AE24]=13;&quot;D&quot;;IF([.AE24]=14;&quot;E&quot;;IF([.AE24]=15;&quot;F&quot;;[.AE24]))))))" office:value-type="float" office:value="6" calcext:value-type="float">
            <text:p>6</text:p>
          </table:table-cell>
          <table:table-cell table:style-name="ce6" table:formula="of:=IF([.AF24]=10;&quot;A&quot;;IF([.AF24]=11;&quot;B&quot;;IF([.AF24]=12;&quot;C&quot;;IF([.AF24]=13;&quot;D&quot;;IF([.AF24]=14;&quot;E&quot;;IF([.AF24]=15;&quot;F&quot;;[.AF24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4</text:p>
          </table:table-cell>
          <table:table-cell table:style-name="ce27"/>
          <table:table-cell table:style-name="ce55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style-name="ce60"/>
          <table:table-cell/>
          <table:table-cell table:formula="of:=[.AC25]*2^3+[.AB25]*2^2+[.AA25]*2^1+[.Z25]*2^0" office:value-type="float" office:value="3" calcext:value-type="float">
            <text:p>3</text:p>
          </table:table-cell>
          <table:table-cell table:formula="of:=[.Y25]*2^3+[.X25]*2^2+[.W25]*2^1+[.V25]*2^0" office:value-type="float" office:value="0" calcext:value-type="float">
            <text:p>0</text:p>
          </table:table-cell>
          <table:table-cell/>
          <table:table-cell table:style-name="ce6" table:formula="of:=IF([.AE25]=10;&quot;A&quot;;IF([.AE25]=11;&quot;B&quot;;IF([.AE25]=12;&quot;C&quot;;IF([.AE25]=13;&quot;D&quot;;IF([.AE25]=14;&quot;E&quot;;IF([.AE25]=15;&quot;F&quot;;[.AE25]))))))" office:value-type="float" office:value="3" calcext:value-type="float">
            <text:p>3</text:p>
          </table:table-cell>
          <table:table-cell table:style-name="ce6" table:formula="of:=IF([.AF25]=10;&quot;A&quot;;IF([.AF25]=11;&quot;B&quot;;IF([.AF25]=12;&quot;C&quot;;IF([.AF25]=13;&quot;D&quot;;IF([.AF25]=14;&quot;E&quot;;IF([.AF25]=15;&quot;F&quot;;[.AF25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5</text:p>
          </table:table-cell>
          <table:table-cell table:style-name="ce28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60"/>
          <table:table-cell/>
          <table:table-cell table:formula="of:=[.AC26]*2^3+[.AB26]*2^2+[.AA26]*2^1+[.Z26]*2^0" office:value-type="float" office:value="1" calcext:value-type="float">
            <text:p>1</text:p>
          </table:table-cell>
          <table:table-cell table:formula="of:=[.Y26]*2^3+[.X26]*2^2+[.W26]*2^1+[.V26]*2^0" office:value-type="float" office:value="8" calcext:value-type="float">
            <text:p>8</text:p>
          </table:table-cell>
          <table:table-cell/>
          <table:table-cell table:style-name="ce6" table:formula="of:=IF([.AE26]=10;&quot;A&quot;;IF([.AE26]=11;&quot;B&quot;;IF([.AE26]=12;&quot;C&quot;;IF([.AE26]=13;&quot;D&quot;;IF([.AE26]=14;&quot;E&quot;;IF([.AE26]=15;&quot;F&quot;;[.AE26]))))))" office:value-type="float" office:value="1" calcext:value-type="float">
            <text:p>1</text:p>
          </table:table-cell>
          <table:table-cell table:style-name="ce6" table:formula="of:=IF([.AF26]=10;&quot;A&quot;;IF([.AF26]=11;&quot;B&quot;;IF([.AF26]=12;&quot;C&quot;;IF([.AF26]=13;&quot;D&quot;;IF([.AF26]=14;&quot;E&quot;;IF([.AF26]=15;&quot;F&quot;;[.AF26]))))))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6</text:p>
          </table:table-cell>
          <table:table-cell table:style-name="ce29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60"/>
          <table:table-cell/>
          <table:table-cell table:formula="of:=[.AC27]*2^3+[.AB27]*2^2+[.AA27]*2^1+[.Z27]*2^0" office:value-type="float" office:value="0" calcext:value-type="float">
            <text:p>0</text:p>
          </table:table-cell>
          <table:table-cell table:formula="of:=[.Y27]*2^3+[.X27]*2^2+[.W27]*2^1+[.V27]*2^0" office:value-type="float" office:value="12" calcext:value-type="float">
            <text:p>12</text:p>
          </table:table-cell>
          <table:table-cell/>
          <table:table-cell table:style-name="ce6" table:formula="of:=IF([.AE27]=10;&quot;A&quot;;IF([.AE27]=11;&quot;B&quot;;IF([.AE27]=12;&quot;C&quot;;IF([.AE27]=13;&quot;D&quot;;IF([.AE27]=14;&quot;E&quot;;IF([.AE27]=15;&quot;F&quot;;[.AE27]))))))" office:value-type="float" office:value="0" calcext:value-type="float">
            <text:p>0</text:p>
          </table:table-cell>
          <table:table-cell table:style-name="ce6" table:formula="of:=IF([.AF27]=10;&quot;A&quot;;IF([.AF27]=11;&quot;B&quot;;IF([.AF27]=12;&quot;C&quot;;IF([.AF27]=13;&quot;D&quot;;IF([.AF27]=14;&quot;E&quot;;IF([.AF27]=15;&quot;F&quot;;[.AF27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7</text:p>
          </table:table-cell>
          <table:table-cell table:style-name="ce30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60"/>
          <table:table-cell/>
          <table:table-cell table:formula="of:=[.AC28]*2^3+[.AB28]*2^2+[.AA28]*2^1+[.Z28]*2^0" office:value-type="float" office:value="0" calcext:value-type="float">
            <text:p>0</text:p>
          </table:table-cell>
          <table:table-cell table:formula="of:=[.Y28]*2^3+[.X28]*2^2+[.W28]*2^1+[.V28]*2^0" office:value-type="float" office:value="6" calcext:value-type="float">
            <text:p>6</text:p>
          </table:table-cell>
          <table:table-cell/>
          <table:table-cell table:style-name="ce6" table:formula="of:=IF([.AE28]=10;&quot;A&quot;;IF([.AE28]=11;&quot;B&quot;;IF([.AE28]=12;&quot;C&quot;;IF([.AE28]=13;&quot;D&quot;;IF([.AE28]=14;&quot;E&quot;;IF([.AE28]=15;&quot;F&quot;;[.AE28]))))))" office:value-type="float" office:value="0" calcext:value-type="float">
            <text:p>0</text:p>
          </table:table-cell>
          <table:table-cell table:style-name="ce6" table:formula="of:=IF([.AF28]=10;&quot;A&quot;;IF([.AF28]=11;&quot;B&quot;;IF([.AF28]=12;&quot;C&quot;;IF([.AF28]=13;&quot;D&quot;;IF([.AF28]=14;&quot;E&quot;;IF([.AF28]=15;&quot;F&quot;;[.AF28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8</text:p>
          </table:table-cell>
          <table:table-cell table:style-name="ce31"/>
          <table:table-cell table:number-columns-repeated="6" table:style-name="ce55" office:value-type="float" office:value="1" calcext:value-type="float">
            <text:p>1</text:p>
          </table:table-cell>
          <table:table-cell table:style-name="ce60"/>
          <table:table-cell/>
          <table:table-cell table:formula="of:=[.AC29]*2^3+[.AB29]*2^2+[.AA29]*2^1+[.Z29]*2^0" office:value-type="float" office:value="7" calcext:value-type="float">
            <text:p>7</text:p>
          </table:table-cell>
          <table:table-cell table:formula="of:=[.Y29]*2^3+[.X29]*2^2+[.W29]*2^1+[.V29]*2^0" office:value-type="float" office:value="14" calcext:value-type="float">
            <text:p>14</text:p>
          </table:table-cell>
          <table:table-cell/>
          <table:table-cell table:style-name="ce6" table:formula="of:=IF([.AE29]=10;&quot;A&quot;;IF([.AE29]=11;&quot;B&quot;;IF([.AE29]=12;&quot;C&quot;;IF([.AE29]=13;&quot;D&quot;;IF([.AE29]=14;&quot;E&quot;;IF([.AE29]=15;&quot;F&quot;;[.AE29]))))))" office:value-type="float" office:value="7" calcext:value-type="float">
            <text:p>7</text:p>
          </table:table-cell>
          <table:table-cell table:style-name="ce6" table:formula="of:=IF([.AF29]=10;&quot;A&quot;;IF([.AF29]=11;&quot;B&quot;;IF([.AF29]=12;&quot;C&quot;;IF([.AF29]=13;&quot;D&quot;;IF([.AF29]=14;&quot;E&quot;;IF([.AF29]=15;&quot;F&quot;;[.AF29]))))))" office:value-type="string" office:string-value="E" calcext:value-type="string">
            <text:p>E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1</text:p>
          </table:table-cell>
          <table:table-cell table:style-name="ce32"/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61"/>
          <table:table-cell/>
          <table:table-cell table:formula="of:=[.AC32]*2^3+[.AB32]*2^2+[.AA32]*2^1+[.Z32]*2^0" office:value-type="float" office:value="3" calcext:value-type="float">
            <text:p>3</text:p>
          </table:table-cell>
          <table:table-cell table:formula="of:=[.Y32]*2^3+[.X32]*2^2+[.W32]*2^1+[.V32]*2^0" office:value-type="float" office:value="12" calcext:value-type="float">
            <text:p>12</text:p>
          </table:table-cell>
          <table:table-cell/>
          <table:table-cell table:style-name="ce6" table:formula="of:=IF([.AE32]=10;&quot;A&quot;;IF([.AE32]=11;&quot;B&quot;;IF([.AE32]=12;&quot;C&quot;;IF([.AE32]=13;&quot;D&quot;;IF([.AE32]=14;&quot;E&quot;;IF([.AE32]=15;&quot;F&quot;;[.AE32]))))))" office:value-type="float" office:value="3" calcext:value-type="float">
            <text:p>3</text:p>
          </table:table-cell>
          <table:table-cell table:style-name="ce6" table:formula="of:=IF([.AF32]=10;&quot;A&quot;;IF([.AF32]=11;&quot;B&quot;;IF([.AF32]=12;&quot;C&quot;;IF([.AF32]=13;&quot;D&quot;;IF([.AF32]=14;&quot;E&quot;;IF([.AF32]=15;&quot;F&quot;;[.AF32]))))))" office:value-type="string" office:string-value="C" calcext:value-type="string">
            <text:p>C</text:p>
          </table:table-cell>
          <table:table-cell table:number-columns-repeated="2"/>
          <table:table-cell table:formula="of:=CONCATENATE(&quot;0x08, 0x&quot;;[.AH39];[.AI39];&quot;, 0x&quot;;[.AH38];[.AI38];&quot;, 0x&quot;;[.AH37];[.AI37];&quot;, 0x&quot;;[.AH36];[.AI36];&quot;, 0x&quot;;[.AH35];[.AI35];&quot;, 0x&quot;;[.AH34];[.AI34];&quot;, 0x&quot;;[.AH33];[.AI33];&quot;, 0x&quot;;[.AH32];[.AI32];&quot;,&quot;)" office:value-type="string" office:string-value="0x08, 0x3C, 0x66, 0x60, 0x60, 0x38, 0x60, 0x66, 0x3C," calcext:value-type="string">
            <text:p>0x08, 0x3C, 0x66, 0x60, 0x60, 0x38, 0x60, 0x66, 0x3C,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2</text:p>
          </table:table-cell>
          <table:table-cell table:style-name="ce3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61"/>
          <table:table-cell/>
          <table:table-cell table:formula="of:=[.AC33]*2^3+[.AB33]*2^2+[.AA33]*2^1+[.Z33]*2^0" office:value-type="float" office:value="6" calcext:value-type="float">
            <text:p>6</text:p>
          </table:table-cell>
          <table:table-cell table:formula="of:=[.Y33]*2^3+[.X33]*2^2+[.W33]*2^1+[.V33]*2^0" office:value-type="float" office:value="6" calcext:value-type="float">
            <text:p>6</text:p>
          </table:table-cell>
          <table:table-cell/>
          <table:table-cell table:style-name="ce6" table:formula="of:=IF([.AE33]=10;&quot;A&quot;;IF([.AE33]=11;&quot;B&quot;;IF([.AE33]=12;&quot;C&quot;;IF([.AE33]=13;&quot;D&quot;;IF([.AE33]=14;&quot;E&quot;;IF([.AE33]=15;&quot;F&quot;;[.AE33]))))))" office:value-type="float" office:value="6" calcext:value-type="float">
            <text:p>6</text:p>
          </table:table-cell>
          <table:table-cell table:style-name="ce6" table:formula="of:=IF([.AF33]=10;&quot;A&quot;;IF([.AF33]=11;&quot;B&quot;;IF([.AF33]=12;&quot;C&quot;;IF([.AF33]=13;&quot;D&quot;;IF([.AF33]=14;&quot;E&quot;;IF([.AF33]=15;&quot;F&quot;;[.AF33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3</text:p>
          </table:table-cell>
          <table:table-cell table:style-name="ce34"/>
          <table:table-cell table:style-name="ce56" table:number-columns-repeated="4"/>
          <table:table-cell table:number-columns-repeated="2" table:style-name="ce56" office:value-type="float" office:value="1" calcext:value-type="float">
            <text:p>1</text:p>
          </table:table-cell>
          <table:table-cell table:style-name="ce61"/>
          <table:table-cell/>
          <table:table-cell table:formula="of:=[.AC34]*2^3+[.AB34]*2^2+[.AA34]*2^1+[.Z34]*2^0" office:value-type="float" office:value="6" calcext:value-type="float">
            <text:p>6</text:p>
          </table:table-cell>
          <table:table-cell table:formula="of:=[.Y34]*2^3+[.X34]*2^2+[.W34]*2^1+[.V34]*2^0" office:value-type="float" office:value="0" calcext:value-type="float">
            <text:p>0</text:p>
          </table:table-cell>
          <table:table-cell/>
          <table:table-cell table:style-name="ce6" table:formula="of:=IF([.AE34]=10;&quot;A&quot;;IF([.AE34]=11;&quot;B&quot;;IF([.AE34]=12;&quot;C&quot;;IF([.AE34]=13;&quot;D&quot;;IF([.AE34]=14;&quot;E&quot;;IF([.AE34]=15;&quot;F&quot;;[.AE34]))))))" office:value-type="float" office:value="6" calcext:value-type="float">
            <text:p>6</text:p>
          </table:table-cell>
          <table:table-cell table:style-name="ce6" table:formula="of:=IF([.AF34]=10;&quot;A&quot;;IF([.AF34]=11;&quot;B&quot;;IF([.AF34]=12;&quot;C&quot;;IF([.AF34]=13;&quot;D&quot;;IF([.AF34]=14;&quot;E&quot;;IF([.AF34]=15;&quot;F&quot;;[.AF34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4</text:p>
          </table:table-cell>
          <table:table-cell table:style-name="ce35"/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61"/>
          <table:table-cell/>
          <table:table-cell table:formula="of:=[.AC35]*2^3+[.AB35]*2^2+[.AA35]*2^1+[.Z35]*2^0" office:value-type="float" office:value="3" calcext:value-type="float">
            <text:p>3</text:p>
          </table:table-cell>
          <table:table-cell table:formula="of:=[.Y35]*2^3+[.X35]*2^2+[.W35]*2^1+[.V35]*2^0" office:value-type="float" office:value="8" calcext:value-type="float">
            <text:p>8</text:p>
          </table:table-cell>
          <table:table-cell/>
          <table:table-cell table:style-name="ce6" table:formula="of:=IF([.AE35]=10;&quot;A&quot;;IF([.AE35]=11;&quot;B&quot;;IF([.AE35]=12;&quot;C&quot;;IF([.AE35]=13;&quot;D&quot;;IF([.AE35]=14;&quot;E&quot;;IF([.AE35]=15;&quot;F&quot;;[.AE35]))))))" office:value-type="float" office:value="3" calcext:value-type="float">
            <text:p>3</text:p>
          </table:table-cell>
          <table:table-cell table:style-name="ce6" table:formula="of:=IF([.AF35]=10;&quot;A&quot;;IF([.AF35]=11;&quot;B&quot;;IF([.AF35]=12;&quot;C&quot;;IF([.AF35]=13;&quot;D&quot;;IF([.AF35]=14;&quot;E&quot;;IF([.AF35]=15;&quot;F&quot;;[.AF35]))))))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5</text:p>
          </table:table-cell>
          <table:table-cell table:style-name="ce36"/>
          <table:table-cell table:style-name="ce56" table:number-columns-repeated="4"/>
          <table:table-cell table:number-columns-repeated="2" table:style-name="ce56" office:value-type="float" office:value="1" calcext:value-type="float">
            <text:p>1</text:p>
          </table:table-cell>
          <table:table-cell table:style-name="ce61"/>
          <table:table-cell/>
          <table:table-cell table:formula="of:=[.AC36]*2^3+[.AB36]*2^2+[.AA36]*2^1+[.Z36]*2^0" office:value-type="float" office:value="6" calcext:value-type="float">
            <text:p>6</text:p>
          </table:table-cell>
          <table:table-cell table:formula="of:=[.Y36]*2^3+[.X36]*2^2+[.W36]*2^1+[.V36]*2^0" office:value-type="float" office:value="0" calcext:value-type="float">
            <text:p>0</text:p>
          </table:table-cell>
          <table:table-cell/>
          <table:table-cell table:style-name="ce6" table:formula="of:=IF([.AE36]=10;&quot;A&quot;;IF([.AE36]=11;&quot;B&quot;;IF([.AE36]=12;&quot;C&quot;;IF([.AE36]=13;&quot;D&quot;;IF([.AE36]=14;&quot;E&quot;;IF([.AE36]=15;&quot;F&quot;;[.AE36]))))))" office:value-type="float" office:value="6" calcext:value-type="float">
            <text:p>6</text:p>
          </table:table-cell>
          <table:table-cell table:style-name="ce6" table:formula="of:=IF([.AF36]=10;&quot;A&quot;;IF([.AF36]=11;&quot;B&quot;;IF([.AF36]=12;&quot;C&quot;;IF([.AF36]=13;&quot;D&quot;;IF([.AF36]=14;&quot;E&quot;;IF([.AF36]=15;&quot;F&quot;;[.AF36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6</text:p>
          </table:table-cell>
          <table:table-cell table:style-name="ce37"/>
          <table:table-cell table:style-name="ce56" table:number-columns-repeated="4"/>
          <table:table-cell table:number-columns-repeated="2" table:style-name="ce56" office:value-type="float" office:value="1" calcext:value-type="float">
            <text:p>1</text:p>
          </table:table-cell>
          <table:table-cell table:style-name="ce61"/>
          <table:table-cell/>
          <table:table-cell table:formula="of:=[.AC37]*2^3+[.AB37]*2^2+[.AA37]*2^1+[.Z37]*2^0" office:value-type="float" office:value="6" calcext:value-type="float">
            <text:p>6</text:p>
          </table:table-cell>
          <table:table-cell table:formula="of:=[.Y37]*2^3+[.X37]*2^2+[.W37]*2^1+[.V37]*2^0" office:value-type="float" office:value="0" calcext:value-type="float">
            <text:p>0</text:p>
          </table:table-cell>
          <table:table-cell/>
          <table:table-cell table:style-name="ce6" table:formula="of:=IF([.AE37]=10;&quot;A&quot;;IF([.AE37]=11;&quot;B&quot;;IF([.AE37]=12;&quot;C&quot;;IF([.AE37]=13;&quot;D&quot;;IF([.AE37]=14;&quot;E&quot;;IF([.AE37]=15;&quot;F&quot;;[.AE37]))))))" office:value-type="float" office:value="6" calcext:value-type="float">
            <text:p>6</text:p>
          </table:table-cell>
          <table:table-cell table:style-name="ce6" table:formula="of:=IF([.AF37]=10;&quot;A&quot;;IF([.AF37]=11;&quot;B&quot;;IF([.AF37]=12;&quot;C&quot;;IF([.AF37]=13;&quot;D&quot;;IF([.AF37]=14;&quot;E&quot;;IF([.AF37]=15;&quot;F&quot;;[.AF37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7</text:p>
          </table:table-cell>
          <table:table-cell table:style-name="ce38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61"/>
          <table:table-cell/>
          <table:table-cell table:formula="of:=[.AC38]*2^3+[.AB38]*2^2+[.AA38]*2^1+[.Z38]*2^0" office:value-type="float" office:value="6" calcext:value-type="float">
            <text:p>6</text:p>
          </table:table-cell>
          <table:table-cell table:formula="of:=[.Y38]*2^3+[.X38]*2^2+[.W38]*2^1+[.V38]*2^0" office:value-type="float" office:value="6" calcext:value-type="float">
            <text:p>6</text:p>
          </table:table-cell>
          <table:table-cell/>
          <table:table-cell table:style-name="ce6" table:formula="of:=IF([.AE38]=10;&quot;A&quot;;IF([.AE38]=11;&quot;B&quot;;IF([.AE38]=12;&quot;C&quot;;IF([.AE38]=13;&quot;D&quot;;IF([.AE38]=14;&quot;E&quot;;IF([.AE38]=15;&quot;F&quot;;[.AE38]))))))" office:value-type="float" office:value="6" calcext:value-type="float">
            <text:p>6</text:p>
          </table:table-cell>
          <table:table-cell table:style-name="ce6" table:formula="of:=IF([.AF38]=10;&quot;A&quot;;IF([.AF38]=11;&quot;B&quot;;IF([.AF38]=12;&quot;C&quot;;IF([.AF38]=13;&quot;D&quot;;IF([.AF38]=14;&quot;E&quot;;IF([.AF38]=15;&quot;F&quot;;[.AF38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8</text:p>
          </table:table-cell>
          <table:table-cell table:style-name="ce39"/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61"/>
          <table:table-cell/>
          <table:table-cell table:formula="of:=[.AC39]*2^3+[.AB39]*2^2+[.AA39]*2^1+[.Z39]*2^0" office:value-type="float" office:value="3" calcext:value-type="float">
            <text:p>3</text:p>
          </table:table-cell>
          <table:table-cell table:formula="of:=[.Y39]*2^3+[.X39]*2^2+[.W39]*2^1+[.V39]*2^0" office:value-type="float" office:value="12" calcext:value-type="float">
            <text:p>12</text:p>
          </table:table-cell>
          <table:table-cell/>
          <table:table-cell table:style-name="ce6" table:formula="of:=IF([.AE39]=10;&quot;A&quot;;IF([.AE39]=11;&quot;B&quot;;IF([.AE39]=12;&quot;C&quot;;IF([.AE39]=13;&quot;D&quot;;IF([.AE39]=14;&quot;E&quot;;IF([.AE39]=15;&quot;F&quot;;[.AE39]))))))" office:value-type="float" office:value="3" calcext:value-type="float">
            <text:p>3</text:p>
          </table:table-cell>
          <table:table-cell table:style-name="ce6" table:formula="of:=IF([.AF39]=10;&quot;A&quot;;IF([.AF39]=11;&quot;B&quot;;IF([.AF39]=12;&quot;C&quot;;IF([.AF39]=13;&quot;D&quot;;IF([.AF39]=14;&quot;E&quot;;IF([.AF39]=15;&quot;F&quot;;[.AF39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6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1</text:p>
          </table:table-cell>
          <table:table-cell table:style-name="ce40"/>
          <table:table-cell table:style-name="ce57" table:number-columns-repeated="6"/>
          <table:table-cell table:style-name="ce62"/>
          <table:table-cell/>
          <table:table-cell table:formula="of:=[.AC42]*2^3+[.AB42]*2^2+[.AA42]*2^1+[.Z42]*2^0" office:value-type="float" office:value="0" calcext:value-type="float">
            <text:p>0</text:p>
          </table:table-cell>
          <table:table-cell table:formula="of:=[.Y42]*2^3+[.X42]*2^2+[.W42]*2^1+[.V42]*2^0" office:value-type="float" office:value="0" calcext:value-type="float">
            <text:p>0</text:p>
          </table:table-cell>
          <table:table-cell/>
          <table:table-cell table:style-name="ce6" table:formula="of:=IF([.AE42]=10;&quot;A&quot;;IF([.AE42]=11;&quot;B&quot;;IF([.AE42]=12;&quot;C&quot;;IF([.AE42]=13;&quot;D&quot;;IF([.AE42]=14;&quot;E&quot;;IF([.AE42]=15;&quot;F&quot;;[.AE42]))))))" office:value-type="float" office:value="0" calcext:value-type="float">
            <text:p>0</text:p>
          </table:table-cell>
          <table:table-cell table:style-name="ce6" table:formula="of:=IF([.AF42]=10;&quot;A&quot;;IF([.AF42]=11;&quot;B&quot;;IF([.AF42]=12;&quot;C&quot;;IF([.AF42]=13;&quot;D&quot;;IF([.AF42]=14;&quot;E&quot;;IF([.AF42]=15;&quot;F&quot;;[.AF42]))))))" office:value-type="float" office:value="0" calcext:value-type="float">
            <text:p>0</text:p>
          </table:table-cell>
          <table:table-cell table:number-columns-repeated="2"/>
          <table:table-cell table:formula="of:=CONCATENATE(&quot;0x08, 0x&quot;;[.AH49];[.AI49];&quot;, 0x&quot;;[.AH48];[.AI48];&quot;, 0x&quot;;[.AH47];[.AI47];&quot;, 0x&quot;;[.AH46];[.AI46];&quot;, 0x&quot;;[.AH45];[.AI45];&quot;, 0x&quot;;[.AH44];[.AI44];&quot;, 0x&quot;;[.AH43];[.AI43];&quot;, 0x&quot;;[.AH42];[.AI42];&quot;,&quot;)" office:value-type="string" office:string-value="0x08, 0x42, 0xC3, 0x89, 0x89, 0xFF, 0x76, 0x00, 0x00," calcext:value-type="string">
            <text:p>0x08, 0x42, 0xC3, 0x89, 0x89, 0xFF, 0x76, 0x00, 0x00,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2</text:p>
          </table:table-cell>
          <table:table-cell table:style-name="ce41"/>
          <table:table-cell table:style-name="ce57" table:number-columns-repeated="6"/>
          <table:table-cell table:style-name="ce62"/>
          <table:table-cell/>
          <table:table-cell table:formula="of:=[.AC43]*2^3+[.AB43]*2^2+[.AA43]*2^1+[.Z43]*2^0" office:value-type="float" office:value="0" calcext:value-type="float">
            <text:p>0</text:p>
          </table:table-cell>
          <table:table-cell table:formula="of:=[.Y43]*2^3+[.X43]*2^2+[.W43]*2^1+[.V43]*2^0" office:value-type="float" office:value="0" calcext:value-type="float">
            <text:p>0</text:p>
          </table:table-cell>
          <table:table-cell/>
          <table:table-cell table:style-name="ce6" table:formula="of:=IF([.AE43]=10;&quot;A&quot;;IF([.AE43]=11;&quot;B&quot;;IF([.AE43]=12;&quot;C&quot;;IF([.AE43]=13;&quot;D&quot;;IF([.AE43]=14;&quot;E&quot;;IF([.AE43]=15;&quot;F&quot;;[.AE43]))))))" office:value-type="float" office:value="0" calcext:value-type="float">
            <text:p>0</text:p>
          </table:table-cell>
          <table:table-cell table:style-name="ce6" table:formula="of:=IF([.AF43]=10;&quot;A&quot;;IF([.AF43]=11;&quot;B&quot;;IF([.AF43]=12;&quot;C&quot;;IF([.AF43]=13;&quot;D&quot;;IF([.AF43]=14;&quot;E&quot;;IF([.AF43]=15;&quot;F&quot;;[.AF43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3</text:p>
          </table:table-cell>
          <table:table-cell table:style-name="ce4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62"/>
          <table:table-cell/>
          <table:table-cell table:formula="of:=[.AC44]*2^3+[.AB44]*2^2+[.AA44]*2^1+[.Z44]*2^0" office:value-type="float" office:value="7" calcext:value-type="float">
            <text:p>7</text:p>
          </table:table-cell>
          <table:table-cell table:formula="of:=[.Y44]*2^3+[.X44]*2^2+[.W44]*2^1+[.V44]*2^0" office:value-type="float" office:value="6" calcext:value-type="float">
            <text:p>6</text:p>
          </table:table-cell>
          <table:table-cell/>
          <table:table-cell table:style-name="ce6" table:formula="of:=IF([.AE44]=10;&quot;A&quot;;IF([.AE44]=11;&quot;B&quot;;IF([.AE44]=12;&quot;C&quot;;IF([.AE44]=13;&quot;D&quot;;IF([.AE44]=14;&quot;E&quot;;IF([.AE44]=15;&quot;F&quot;;[.AE44]))))))" office:value-type="float" office:value="7" calcext:value-type="float">
            <text:p>7</text:p>
          </table:table-cell>
          <table:table-cell table:style-name="ce6" table:formula="of:=IF([.AF44]=10;&quot;A&quot;;IF([.AF44]=11;&quot;B&quot;;IF([.AF44]=12;&quot;C&quot;;IF([.AF44]=13;&quot;D&quot;;IF([.AF44]=14;&quot;E&quot;;IF([.AF44]=15;&quot;F&quot;;[.AF44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57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formula="of:=[.AC45]*2^3+[.AB45]*2^2+[.AA45]*2^1+[.Z45]*2^0" office:value-type="float" office:value="15" calcext:value-type="float">
            <text:p>15</text:p>
          </table:table-cell>
          <table:table-cell table:formula="of:=[.Y45]*2^3+[.X45]*2^2+[.W45]*2^1+[.V45]*2^0" office:value-type="float" office:value="15" calcext:value-type="float">
            <text:p>15</text:p>
          </table:table-cell>
          <table:table-cell/>
          <table:table-cell table:style-name="ce6" table:formula="of:=IF([.AE45]=10;&quot;A&quot;;IF([.AE45]=11;&quot;B&quot;;IF([.AE45]=12;&quot;C&quot;;IF([.AE45]=13;&quot;D&quot;;IF([.AE45]=14;&quot;E&quot;;IF([.AE45]=15;&quot;F&quot;;[.AE45]))))))" office:value-type="string" office:string-value="F" calcext:value-type="string">
            <text:p>F</text:p>
          </table:table-cell>
          <table:table-cell table:style-name="ce6" table:formula="of:=IF([.AF45]=10;&quot;A&quot;;IF([.AF45]=11;&quot;B&quot;;IF([.AF45]=12;&quot;C&quot;;IF([.AF45]=13;&quot;D&quot;;IF([.AF45]=14;&quot;E&quot;;IF([.AF45]=15;&quot;F&quot;;[.AF45]))))))" office:value-type="string" office:string-value="F" calcext:value-type="string">
            <text:p>F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5</text:p>
          </table:table-cell>
          <table:table-cell table:style-name="ce44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62" office:value-type="float" office:value="1" calcext:value-type="float">
            <text:p>1</text:p>
          </table:table-cell>
          <table:table-cell/>
          <table:table-cell table:formula="of:=[.AC46]*2^3+[.AB46]*2^2+[.AA46]*2^1+[.Z46]*2^0" office:value-type="float" office:value="8" calcext:value-type="float">
            <text:p>8</text:p>
          </table:table-cell>
          <table:table-cell table:formula="of:=[.Y46]*2^3+[.X46]*2^2+[.W46]*2^1+[.V46]*2^0" office:value-type="float" office:value="9" calcext:value-type="float">
            <text:p>9</text:p>
          </table:table-cell>
          <table:table-cell/>
          <table:table-cell table:style-name="ce6" table:formula="of:=IF([.AE46]=10;&quot;A&quot;;IF([.AE46]=11;&quot;B&quot;;IF([.AE46]=12;&quot;C&quot;;IF([.AE46]=13;&quot;D&quot;;IF([.AE46]=14;&quot;E&quot;;IF([.AE46]=15;&quot;F&quot;;[.AE46]))))))" office:value-type="float" office:value="8" calcext:value-type="float">
            <text:p>8</text:p>
          </table:table-cell>
          <table:table-cell table:style-name="ce6" table:formula="of:=IF([.AF46]=10;&quot;A&quot;;IF([.AF46]=11;&quot;B&quot;;IF([.AF46]=12;&quot;C&quot;;IF([.AF46]=13;&quot;D&quot;;IF([.AF46]=14;&quot;E&quot;;IF([.AF46]=15;&quot;F&quot;;[.AF46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6</text:p>
          </table:table-cell>
          <table:table-cell table:style-name="ce45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62" office:value-type="float" office:value="1" calcext:value-type="float">
            <text:p>1</text:p>
          </table:table-cell>
          <table:table-cell/>
          <table:table-cell table:formula="of:=[.AC47]*2^3+[.AB47]*2^2+[.AA47]*2^1+[.Z47]*2^0" office:value-type="float" office:value="8" calcext:value-type="float">
            <text:p>8</text:p>
          </table:table-cell>
          <table:table-cell table:formula="of:=[.Y47]*2^3+[.X47]*2^2+[.W47]*2^1+[.V47]*2^0" office:value-type="float" office:value="9" calcext:value-type="float">
            <text:p>9</text:p>
          </table:table-cell>
          <table:table-cell/>
          <table:table-cell table:style-name="ce6" table:formula="of:=IF([.AE47]=10;&quot;A&quot;;IF([.AE47]=11;&quot;B&quot;;IF([.AE47]=12;&quot;C&quot;;IF([.AE47]=13;&quot;D&quot;;IF([.AE47]=14;&quot;E&quot;;IF([.AE47]=15;&quot;F&quot;;[.AE47]))))))" office:value-type="float" office:value="8" calcext:value-type="float">
            <text:p>8</text:p>
          </table:table-cell>
          <table:table-cell table:style-name="ce6" table:formula="of:=IF([.AF47]=10;&quot;A&quot;;IF([.AF47]=11;&quot;B&quot;;IF([.AF47]=12;&quot;C&quot;;IF([.AF47]=13;&quot;D&quot;;IF([.AF47]=14;&quot;E&quot;;IF([.AF47]=15;&quot;F&quot;;[.AF47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7</text:p>
          </table:table-cell>
          <table:table-cell table:style-name="ce4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formula="of:=[.AC48]*2^3+[.AB48]*2^2+[.AA48]*2^1+[.Z48]*2^0" office:value-type="float" office:value="12" calcext:value-type="float">
            <text:p>12</text:p>
          </table:table-cell>
          <table:table-cell table:formula="of:=[.Y48]*2^3+[.X48]*2^2+[.W48]*2^1+[.V48]*2^0" office:value-type="float" office:value="3" calcext:value-type="float">
            <text:p>3</text:p>
          </table:table-cell>
          <table:table-cell/>
          <table:table-cell table:style-name="ce6" table:formula="of:=IF([.AE48]=10;&quot;A&quot;;IF([.AE48]=11;&quot;B&quot;;IF([.AE48]=12;&quot;C&quot;;IF([.AE48]=13;&quot;D&quot;;IF([.AE48]=14;&quot;E&quot;;IF([.AE48]=15;&quot;F&quot;;[.AE48]))))))" office:value-type="string" office:string-value="C" calcext:value-type="string">
            <text:p>C</text:p>
          </table:table-cell>
          <table:table-cell table:style-name="ce6" table:formula="of:=IF([.AF48]=10;&quot;A&quot;;IF([.AF48]=11;&quot;B&quot;;IF([.AF48]=12;&quot;C&quot;;IF([.AF48]=13;&quot;D&quot;;IF([.AF48]=14;&quot;E&quot;;IF([.AF48]=15;&quot;F&quot;;[.AF48]))))))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5"/>
          <table:table-cell office:value-type="string" calcext:value-type="string">
            <text:p>L8</text:p>
          </table:table-cell>
          <table:table-cell table:style-name="ce4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62"/>
          <table:table-cell/>
          <table:table-cell table:formula="of:=[.AC49]*2^3+[.AB49]*2^2+[.AA49]*2^1+[.Z49]*2^0" office:value-type="float" office:value="4" calcext:value-type="float">
            <text:p>4</text:p>
          </table:table-cell>
          <table:table-cell table:formula="of:=[.Y49]*2^3+[.X49]*2^2+[.W49]*2^1+[.V49]*2^0" office:value-type="float" office:value="2" calcext:value-type="float">
            <text:p>2</text:p>
          </table:table-cell>
          <table:table-cell/>
          <table:table-cell table:style-name="ce6" table:formula="of:=IF([.AE49]=10;&quot;A&quot;;IF([.AE49]=11;&quot;B&quot;;IF([.AE49]=12;&quot;C&quot;;IF([.AE49]=13;&quot;D&quot;;IF([.AE49]=14;&quot;E&quot;;IF([.AE49]=15;&quot;F&quot;;[.AE49]))))))" office:value-type="float" office:value="4" calcext:value-type="float">
            <text:p>4</text:p>
          </table:table-cell>
          <table:table-cell table:style-name="ce6" table:formula="of:=IF([.AF49]=10;&quot;A&quot;;IF([.AF49]=11;&quot;B&quot;;IF([.AF49]=12;&quot;C&quot;;IF([.AF49]=13;&quot;D&quot;;IF([.AF49]=14;&quot;E&quot;;IF([.AF49]=15;&quot;F&quot;;[.AF49]))))))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ce7" office:value-type="string" calcext:value-type="string" table:number-columns-spanned="4" table:number-rows-spanned="1">
            <text:p>C1</text:p>
          </table:table-cell>
          <table:covered-table-cell table:number-columns-repeated="3" table:style-name="ce52"/>
          <table:table-cell table:style-name="ce7" office:value-type="string" calcext:value-type="string" table:number-columns-spanned="4" table:number-rows-spanned="1">
            <text:p>C2</text:p>
          </table:table-cell>
          <table:covered-table-cell table:number-columns-repeated="3" table:style-name="ce52"/>
          <table:table-cell table:style-name="ce63"/>
          <table:table-cell table:number-columns-repeated="3"/>
          <table:table-cell table:style-name="ce6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0x06, 0x4E, 0xDF, 0x91, 0x91, 0xFF, 0x7E,</text:p>
          </table:table-cell>
          <table:table-cell office:value-type="float" office:value="1" calcext:value-type="float">
            <text:p>1</text:p>
          </table:table-cell>
          <table:table-cell table:formula="of:=SEARCH(&quot;,&quot;;[.A52];0)" office:value-type="float" office:value="5" calcext:value-type="float">
            <text:p>5</text:p>
          </table:table-cell>
          <table:table-cell table:formula="of:=[.C52]-[.B5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RIGHT(CONCATENATE(&quot;00000000&quot;;HEX2BIN([.E52]));8)" office:value-type="string" office:string-value="00000000" calcext:value-type="string">
            <text:p>00000000</text:p>
          </table:table-cell>
          <table:table-cell table:number-columns-repeated="4"/>
          <table:table-cell table:style-name="ce2" table:formula="of:=MID([.F52];1;1)" office:value-type="string" office:string-value="0" calcext:value-type="string">
            <text:p>0</text:p>
          </table:table-cell>
          <table:table-cell table:style-name="ce2" table:formula="of:=MID([.F52];2;1)" office:value-type="string" office:string-value="0" calcext:value-type="string">
            <text:p>0</text:p>
          </table:table-cell>
          <table:table-cell table:style-name="ce2" table:formula="of:=MID([.F52];3;1)" office:value-type="string" office:string-value="0" calcext:value-type="string">
            <text:p>0</text:p>
          </table:table-cell>
          <table:table-cell table:style-name="ce2" table:formula="of:=MID([.F52];4;1)" office:value-type="string" office:string-value="0" calcext:value-type="string">
            <text:p>0</text:p>
          </table:table-cell>
          <table:table-cell table:style-name="ce2" table:formula="of:=MID([.F52];5;1)" office:value-type="string" office:string-value="0" calcext:value-type="string">
            <text:p>0</text:p>
          </table:table-cell>
          <table:table-cell table:style-name="ce2" table:formula="of:=MID([.F52];6;1)" office:value-type="string" office:string-value="0" calcext:value-type="string">
            <text:p>0</text:p>
          </table:table-cell>
          <table:table-cell table:style-name="ce2" table:formula="of:=MID([.F52];7;1)" office:value-type="string" office:string-value="0" calcext:value-type="string">
            <text:p>0</text:p>
          </table:table-cell>
          <table:table-cell table:style-name="ce2" table:formula="of:=MID([.F52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48" table:formula="of:=[.R52]" office:value-type="string" office:string-value="0" calcext:value-type="string">
            <text:p>0</text:p>
          </table:table-cell>
          <table:table-cell table:style-name="ce48" table:formula="of:=[.R53]" office:value-type="string" office:string-value="0" calcext:value-type="string">
            <text:p>0</text:p>
          </table:table-cell>
          <table:table-cell table:style-name="ce48" table:formula="of:=[.R54]" office:value-type="string" office:string-value="1" calcext:value-type="string">
            <text:p>1</text:p>
          </table:table-cell>
          <table:table-cell table:style-name="ce48" table:formula="of:=[.R55]" office:value-type="string" office:string-value="1" calcext:value-type="string">
            <text:p>1</text:p>
          </table:table-cell>
          <table:table-cell table:style-name="ce48" table:formula="of:=[.R56]" office:value-type="string" office:string-value="1" calcext:value-type="string">
            <text:p>1</text:p>
          </table:table-cell>
          <table:table-cell table:style-name="ce48" table:formula="of:=[.R57]" office:value-type="string" office:string-value="1" calcext:value-type="string">
            <text:p>1</text:p>
          </table:table-cell>
          <table:table-cell table:style-name="ce48" table:formula="of:=[.R58]" office:value-type="string" office:string-value="0" calcext:value-type="string">
            <text:p>0</text:p>
          </table:table-cell>
          <table:table-cell table:style-name="ce48" table:formula="of:=[.R59]" office:value-type="string" office:string-value="0" calcext:value-type="string">
            <text:p>0</text:p>
          </table:table-cell>
          <table:table-cell/>
          <table:table-cell table:formula="of:=[.AC52]*2^3+[.AB52]*2^2+[.AA52]*2^1+[.Z52]*2^0" office:value-type="float" office:value="3" calcext:value-type="float">
            <text:p>3</text:p>
          </table:table-cell>
          <table:table-cell table:formula="of:=[.Y52]*2^3+[.X52]*2^2+[.W52]*2^1+[.V52]*2^0" office:value-type="float" office:value="12" calcext:value-type="float">
            <text:p>12</text:p>
          </table:table-cell>
          <table:table-cell/>
          <table:table-cell table:style-name="ce6" table:formula="of:=IF([.AE52]=10;&quot;A&quot;;IF([.AE52]=11;&quot;B&quot;;IF([.AE52]=12;&quot;C&quot;;IF([.AE52]=13;&quot;D&quot;;IF([.AE52]=14;&quot;E&quot;;IF([.AE52]=15;&quot;F&quot;;[.AE52]))))))" office:value-type="float" office:value="3" calcext:value-type="float">
            <text:p>3</text:p>
          </table:table-cell>
          <table:table-cell table:style-name="ce6" table:formula="of:=IF([.AF52]=10;&quot;A&quot;;IF([.AF52]=11;&quot;B&quot;;IF([.AF52]=12;&quot;C&quot;;IF([.AF52]=13;&quot;D&quot;;IF([.AF52]=14;&quot;E&quot;;IF([.AF52]=15;&quot;F&quot;;[.AF52]))))))" office:value-type="string" office:string-value="C" calcext:value-type="string">
            <text:p>C</text:p>
          </table:table-cell>
          <table:table-cell table:number-columns-repeated="2"/>
          <table:table-cell table:formula="of:=CONCATENATE(&quot;0x08, 0x&quot;;[.AH59];[.AI59];&quot;, 0x&quot;;[.AH58];[.AI58];&quot;, 0x&quot;;[.AH57];[.AI57];&quot;, 0x&quot;;[.AH56];[.AI56];&quot;, 0x&quot;;[.AH55];[.AI55];&quot;, 0x&quot;;[.AH54];[.AI54];&quot;, 0x&quot;;[.AH53];[.AI53];&quot;, 0x&quot;;[.AH52];[.AI52];&quot;,&quot;)" office:value-type="string" office:string-value="0x08, 0x3C, 0x66, 0x60, 0x7C, 0x66, 0x66, 0x66, 0x3C," calcext:value-type="string">
            <text:p>0x08, 0x3C, 0x66, 0x60, 0x7C, 0x66, 0x66, 0x66, 0x3C,</text:p>
          </table:table-cell>
          <table:table-cell table:number-columns-repeated="986"/>
        </table:table-row>
        <table:table-row table:style-name="ro1">
          <table:table-cell table:formula="of:=[.A52]" office:value-type="string" office:string-value="0x06, 0x4E, 0xDF, 0x91, 0x91, 0xFF, 0x7E," calcext:value-type="string">
            <text:p>0x06, 0x4E, 0xDF, 0x91, 0x91, 0xFF, 0x7E,</text:p>
          </table:table-cell>
          <table:table-cell table:formula="of:=[.C52]+2" office:value-type="float" office:value="7" calcext:value-type="float">
            <text:p>7</text:p>
          </table:table-cell>
          <table:table-cell table:formula="of:=SEARCH(&quot;,&quot;;[.A52];[.B53])" office:value-type="float" office:value="11" calcext:value-type="float">
            <text:p>11</text:p>
          </table:table-cell>
          <table:table-cell table:formula="of:=[.C53]-[.B53]" office:value-type="float" office:value="4" calcext:value-type="float">
            <text:p>4</text:p>
          </table:table-cell>
          <table:table-cell table:formula="of:=SUBSTITUTE(MID([.A53];[.B53];[.D53]);&quot;0x&quot;;&quot;&quot;;1)" office:value-type="string" office:string-value="4E" calcext:value-type="string">
            <text:p>4E</text:p>
          </table:table-cell>
          <table:table-cell table:style-name="ce1" table:formula="of:=RIGHT(CONCATENATE(&quot;00000000&quot;;HEX2BIN([.E53]));8)" office:value-type="string" office:string-value="01001110" calcext:value-type="string">
            <text:p>01001110</text:p>
          </table:table-cell>
          <table:table-cell table:number-columns-repeated="4"/>
          <table:table-cell table:style-name="ce2" table:formula="of:=MID([.F53];1;1)" office:value-type="string" office:string-value="0" calcext:value-type="string">
            <text:p>0</text:p>
          </table:table-cell>
          <table:table-cell table:style-name="ce2" table:formula="of:=MID([.F53];2;1)" office:value-type="string" office:string-value="1" calcext:value-type="string">
            <text:p>1</text:p>
          </table:table-cell>
          <table:table-cell table:style-name="ce2" table:formula="of:=MID([.F53];3;1)" office:value-type="string" office:string-value="0" calcext:value-type="string">
            <text:p>0</text:p>
          </table:table-cell>
          <table:table-cell table:style-name="ce2" table:formula="of:=MID([.F53];4;1)" office:value-type="string" office:string-value="0" calcext:value-type="string">
            <text:p>0</text:p>
          </table:table-cell>
          <table:table-cell table:style-name="ce2" table:formula="of:=MID([.F53];5;1)" office:value-type="string" office:string-value="1" calcext:value-type="string">
            <text:p>1</text:p>
          </table:table-cell>
          <table:table-cell table:style-name="ce2" table:formula="of:=MID([.F53];6;1)" office:value-type="string" office:string-value="1" calcext:value-type="string">
            <text:p>1</text:p>
          </table:table-cell>
          <table:table-cell table:style-name="ce2" table:formula="of:=MID([.F53];7;1)" office:value-type="string" office:string-value="1" calcext:value-type="string">
            <text:p>1</text:p>
          </table:table-cell>
          <table:table-cell table:style-name="ce2" table:formula="of:=MID([.F53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48" table:formula="of:=[.Q52]" office:value-type="string" office:string-value="0" calcext:value-type="string">
            <text:p>0</text:p>
          </table:table-cell>
          <table:table-cell table:style-name="ce48" table:formula="of:=[.Q53]" office:value-type="string" office:string-value="1" calcext:value-type="string">
            <text:p>1</text:p>
          </table:table-cell>
          <table:table-cell table:style-name="ce48" table:formula="of:=[.Q54]" office:value-type="string" office:string-value="1" calcext:value-type="string">
            <text:p>1</text:p>
          </table:table-cell>
          <table:table-cell table:style-name="ce48" table:formula="of:=[.Q55]" office:value-type="string" office:string-value="0" calcext:value-type="string">
            <text:p>0</text:p>
          </table:table-cell>
          <table:table-cell table:style-name="ce48" table:formula="of:=[.Q56]" office:value-type="string" office:string-value="0" calcext:value-type="string">
            <text:p>0</text:p>
          </table:table-cell>
          <table:table-cell table:style-name="ce48" table:formula="of:=[.Q57]" office:value-type="string" office:string-value="1" calcext:value-type="string">
            <text:p>1</text:p>
          </table:table-cell>
          <table:table-cell table:style-name="ce48" table:formula="of:=[.Q58]" office:value-type="string" office:string-value="1" calcext:value-type="string">
            <text:p>1</text:p>
          </table:table-cell>
          <table:table-cell table:style-name="ce48" table:formula="of:=[.Q59]" office:value-type="string" office:string-value="0" calcext:value-type="string">
            <text:p>0</text:p>
          </table:table-cell>
          <table:table-cell/>
          <table:table-cell table:formula="of:=[.AC53]*2^3+[.AB53]*2^2+[.AA53]*2^1+[.Z53]*2^0" office:value-type="float" office:value="6" calcext:value-type="float">
            <text:p>6</text:p>
          </table:table-cell>
          <table:table-cell table:formula="of:=[.Y53]*2^3+[.X53]*2^2+[.W53]*2^1+[.V53]*2^0" office:value-type="float" office:value="6" calcext:value-type="float">
            <text:p>6</text:p>
          </table:table-cell>
          <table:table-cell/>
          <table:table-cell table:style-name="ce6" table:formula="of:=IF([.AE53]=10;&quot;A&quot;;IF([.AE53]=11;&quot;B&quot;;IF([.AE53]=12;&quot;C&quot;;IF([.AE53]=13;&quot;D&quot;;IF([.AE53]=14;&quot;E&quot;;IF([.AE53]=15;&quot;F&quot;;[.AE53]))))))" office:value-type="float" office:value="6" calcext:value-type="float">
            <text:p>6</text:p>
          </table:table-cell>
          <table:table-cell table:style-name="ce6" table:formula="of:=IF([.AF53]=10;&quot;A&quot;;IF([.AF53]=11;&quot;B&quot;;IF([.AF53]=12;&quot;C&quot;;IF([.AF53]=13;&quot;D&quot;;IF([.AF53]=14;&quot;E&quot;;IF([.AF53]=15;&quot;F&quot;;[.AF53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[.A53]" office:value-type="string" office:string-value="0x06, 0x4E, 0xDF, 0x91, 0x91, 0xFF, 0x7E," calcext:value-type="string">
            <text:p>0x06, 0x4E, 0xDF, 0x91, 0x91, 0xFF, 0x7E,</text:p>
          </table:table-cell>
          <table:table-cell table:formula="of:=[.C53]+2" office:value-type="float" office:value="13" calcext:value-type="float">
            <text:p>13</text:p>
          </table:table-cell>
          <table:table-cell table:formula="of:=SEARCH(&quot;,&quot;;[.A53];[.B54])" office:value-type="float" office:value="17" calcext:value-type="float">
            <text:p>17</text:p>
          </table:table-cell>
          <table:table-cell table:formula="of:=[.C54]-[.B54]" office:value-type="float" office:value="4" calcext:value-type="float">
            <text:p>4</text:p>
          </table:table-cell>
          <table:table-cell table:formula="of:=SUBSTITUTE(MID([.A54];[.B54];[.D54]);&quot;0x&quot;;&quot;&quot;;1)" office:value-type="string" office:string-value="DF" calcext:value-type="string">
            <text:p>DF</text:p>
          </table:table-cell>
          <table:table-cell table:style-name="ce1" table:formula="of:=RIGHT(CONCATENATE(&quot;00000000&quot;;HEX2BIN([.E54]));8)" office:value-type="string" office:string-value="11011111" calcext:value-type="string">
            <text:p>11011111</text:p>
          </table:table-cell>
          <table:table-cell table:number-columns-repeated="4"/>
          <table:table-cell table:style-name="ce2" table:formula="of:=MID([.F54];1;1)" office:value-type="string" office:string-value="1" calcext:value-type="string">
            <text:p>1</text:p>
          </table:table-cell>
          <table:table-cell table:style-name="ce2" table:formula="of:=MID([.F54];2;1)" office:value-type="string" office:string-value="1" calcext:value-type="string">
            <text:p>1</text:p>
          </table:table-cell>
          <table:table-cell table:style-name="ce2" table:formula="of:=MID([.F54];3;1)" office:value-type="string" office:string-value="0" calcext:value-type="string">
            <text:p>0</text:p>
          </table:table-cell>
          <table:table-cell table:style-name="ce2" table:formula="of:=MID([.F54];4;1)" office:value-type="string" office:string-value="1" calcext:value-type="string">
            <text:p>1</text:p>
          </table:table-cell>
          <table:table-cell table:style-name="ce2" table:formula="of:=MID([.F54];5;1)" office:value-type="string" office:string-value="1" calcext:value-type="string">
            <text:p>1</text:p>
          </table:table-cell>
          <table:table-cell table:style-name="ce2" table:formula="of:=MID([.F54];6;1)" office:value-type="string" office:string-value="1" calcext:value-type="string">
            <text:p>1</text:p>
          </table:table-cell>
          <table:table-cell table:style-name="ce2" table:formula="of:=MID([.F54];7;1)" office:value-type="string" office:string-value="1" calcext:value-type="string">
            <text:p>1</text:p>
          </table:table-cell>
          <table:table-cell table:style-name="ce2" table:formula="of:=MID([.F54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48" table:formula="of:=[.P52]" office:value-type="string" office:string-value="0" calcext:value-type="string">
            <text:p>0</text:p>
          </table:table-cell>
          <table:table-cell table:style-name="ce48" table:formula="of:=[.P53]" office:value-type="string" office:string-value="1" calcext:value-type="string">
            <text:p>1</text:p>
          </table:table-cell>
          <table:table-cell table:style-name="ce48" table:formula="of:=[.P54]" office:value-type="string" office:string-value="1" calcext:value-type="string">
            <text:p>1</text:p>
          </table:table-cell>
          <table:table-cell table:style-name="ce48" table:formula="of:=[.P55]" office:value-type="string" office:string-value="0" calcext:value-type="string">
            <text:p>0</text:p>
          </table:table-cell>
          <table:table-cell table:style-name="ce48" table:formula="of:=[.P56]" office:value-type="string" office:string-value="0" calcext:value-type="string">
            <text:p>0</text:p>
          </table:table-cell>
          <table:table-cell table:style-name="ce48" table:formula="of:=[.P57]" office:value-type="string" office:string-value="1" calcext:value-type="string">
            <text:p>1</text:p>
          </table:table-cell>
          <table:table-cell table:style-name="ce48" table:formula="of:=[.P58]" office:value-type="string" office:string-value="1" calcext:value-type="string">
            <text:p>1</text:p>
          </table:table-cell>
          <table:table-cell table:style-name="ce48" table:formula="of:=[.P59]" office:value-type="string" office:string-value="0" calcext:value-type="string">
            <text:p>0</text:p>
          </table:table-cell>
          <table:table-cell/>
          <table:table-cell table:formula="of:=[.AC54]*2^3+[.AB54]*2^2+[.AA54]*2^1+[.Z54]*2^0" office:value-type="float" office:value="6" calcext:value-type="float">
            <text:p>6</text:p>
          </table:table-cell>
          <table:table-cell table:formula="of:=[.Y54]*2^3+[.X54]*2^2+[.W54]*2^1+[.V54]*2^0" office:value-type="float" office:value="6" calcext:value-type="float">
            <text:p>6</text:p>
          </table:table-cell>
          <table:table-cell/>
          <table:table-cell table:style-name="ce6" table:formula="of:=IF([.AE54]=10;&quot;A&quot;;IF([.AE54]=11;&quot;B&quot;;IF([.AE54]=12;&quot;C&quot;;IF([.AE54]=13;&quot;D&quot;;IF([.AE54]=14;&quot;E&quot;;IF([.AE54]=15;&quot;F&quot;;[.AE54]))))))" office:value-type="float" office:value="6" calcext:value-type="float">
            <text:p>6</text:p>
          </table:table-cell>
          <table:table-cell table:style-name="ce6" table:formula="of:=IF([.AF54]=10;&quot;A&quot;;IF([.AF54]=11;&quot;B&quot;;IF([.AF54]=12;&quot;C&quot;;IF([.AF54]=13;&quot;D&quot;;IF([.AF54]=14;&quot;E&quot;;IF([.AF54]=15;&quot;F&quot;;[.AF54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[.A54]" office:value-type="string" office:string-value="0x06, 0x4E, 0xDF, 0x91, 0x91, 0xFF, 0x7E," calcext:value-type="string">
            <text:p>0x06, 0x4E, 0xDF, 0x91, 0x91, 0xFF, 0x7E,</text:p>
          </table:table-cell>
          <table:table-cell table:formula="of:=[.C54]+2" office:value-type="float" office:value="19" calcext:value-type="float">
            <text:p>19</text:p>
          </table:table-cell>
          <table:table-cell table:formula="of:=SEARCH(&quot;,&quot;;[.A54];[.B55])" office:value-type="float" office:value="23" calcext:value-type="float">
            <text:p>23</text:p>
          </table:table-cell>
          <table:table-cell table:formula="of:=[.C55]-[.B55]" office:value-type="float" office:value="4" calcext:value-type="float">
            <text:p>4</text:p>
          </table:table-cell>
          <table:table-cell table:formula="of:=SUBSTITUTE(MID([.A55];[.B55];[.D55]);&quot;0x&quot;;&quot;&quot;;1)" office:value-type="string" office:string-value="91" calcext:value-type="string">
            <text:p>91</text:p>
          </table:table-cell>
          <table:table-cell table:style-name="ce1" table:formula="of:=RIGHT(CONCATENATE(&quot;00000000&quot;;HEX2BIN([.E55]));8)" office:value-type="string" office:string-value="10010001" calcext:value-type="string">
            <text:p>10010001</text:p>
          </table:table-cell>
          <table:table-cell table:number-columns-repeated="4"/>
          <table:table-cell table:style-name="ce2" table:formula="of:=MID([.F55];1;1)" office:value-type="string" office:string-value="1" calcext:value-type="string">
            <text:p>1</text:p>
          </table:table-cell>
          <table:table-cell table:style-name="ce2" table:formula="of:=MID([.F55];2;1)" office:value-type="string" office:string-value="0" calcext:value-type="string">
            <text:p>0</text:p>
          </table:table-cell>
          <table:table-cell table:style-name="ce2" table:formula="of:=MID([.F55];3;1)" office:value-type="string" office:string-value="0" calcext:value-type="string">
            <text:p>0</text:p>
          </table:table-cell>
          <table:table-cell table:style-name="ce2" table:formula="of:=MID([.F55];4;1)" office:value-type="string" office:string-value="1" calcext:value-type="string">
            <text:p>1</text:p>
          </table:table-cell>
          <table:table-cell table:style-name="ce2" table:formula="of:=MID([.F55];5;1)" office:value-type="string" office:string-value="0" calcext:value-type="string">
            <text:p>0</text:p>
          </table:table-cell>
          <table:table-cell table:style-name="ce2" table:formula="of:=MID([.F55];6;1)" office:value-type="string" office:string-value="0" calcext:value-type="string">
            <text:p>0</text:p>
          </table:table-cell>
          <table:table-cell table:style-name="ce2" table:formula="of:=MID([.F55];7;1)" office:value-type="string" office:string-value="0" calcext:value-type="string">
            <text:p>0</text:p>
          </table:table-cell>
          <table:table-cell table:style-name="ce2" table:formula="of:=MID([.F55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4</text:p>
          </table:table-cell>
          <table:table-cell table:style-name="ce48" table:formula="of:=[.O52]" office:value-type="string" office:string-value="0" calcext:value-type="string">
            <text:p>0</text:p>
          </table:table-cell>
          <table:table-cell table:style-name="ce48" table:formula="of:=[.O53]" office:value-type="string" office:string-value="1" calcext:value-type="string">
            <text:p>1</text:p>
          </table:table-cell>
          <table:table-cell table:style-name="ce48" table:formula="of:=[.O54]" office:value-type="string" office:string-value="1" calcext:value-type="string">
            <text:p>1</text:p>
          </table:table-cell>
          <table:table-cell table:style-name="ce48" table:formula="of:=[.O55]" office:value-type="string" office:string-value="0" calcext:value-type="string">
            <text:p>0</text:p>
          </table:table-cell>
          <table:table-cell table:style-name="ce48" table:formula="of:=[.O56]" office:value-type="string" office:string-value="0" calcext:value-type="string">
            <text:p>0</text:p>
          </table:table-cell>
          <table:table-cell table:style-name="ce48" table:formula="of:=[.O57]" office:value-type="string" office:string-value="1" calcext:value-type="string">
            <text:p>1</text:p>
          </table:table-cell>
          <table:table-cell table:style-name="ce48" table:formula="of:=[.O58]" office:value-type="string" office:string-value="1" calcext:value-type="string">
            <text:p>1</text:p>
          </table:table-cell>
          <table:table-cell table:style-name="ce48" table:formula="of:=[.O59]" office:value-type="string" office:string-value="0" calcext:value-type="string">
            <text:p>0</text:p>
          </table:table-cell>
          <table:table-cell/>
          <table:table-cell table:formula="of:=[.AC55]*2^3+[.AB55]*2^2+[.AA55]*2^1+[.Z55]*2^0" office:value-type="float" office:value="6" calcext:value-type="float">
            <text:p>6</text:p>
          </table:table-cell>
          <table:table-cell table:formula="of:=[.Y55]*2^3+[.X55]*2^2+[.W55]*2^1+[.V55]*2^0" office:value-type="float" office:value="6" calcext:value-type="float">
            <text:p>6</text:p>
          </table:table-cell>
          <table:table-cell/>
          <table:table-cell table:style-name="ce6" table:formula="of:=IF([.AE55]=10;&quot;A&quot;;IF([.AE55]=11;&quot;B&quot;;IF([.AE55]=12;&quot;C&quot;;IF([.AE55]=13;&quot;D&quot;;IF([.AE55]=14;&quot;E&quot;;IF([.AE55]=15;&quot;F&quot;;[.AE55]))))))" office:value-type="float" office:value="6" calcext:value-type="float">
            <text:p>6</text:p>
          </table:table-cell>
          <table:table-cell table:style-name="ce6" table:formula="of:=IF([.AF55]=10;&quot;A&quot;;IF([.AF55]=11;&quot;B&quot;;IF([.AF55]=12;&quot;C&quot;;IF([.AF55]=13;&quot;D&quot;;IF([.AF55]=14;&quot;E&quot;;IF([.AF55]=15;&quot;F&quot;;[.AF55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[.A55]" office:value-type="string" office:string-value="0x06, 0x4E, 0xDF, 0x91, 0x91, 0xFF, 0x7E," calcext:value-type="string">
            <text:p>0x06, 0x4E, 0xDF, 0x91, 0x91, 0xFF, 0x7E,</text:p>
          </table:table-cell>
          <table:table-cell table:formula="of:=[.C55]+2" office:value-type="float" office:value="25" calcext:value-type="float">
            <text:p>25</text:p>
          </table:table-cell>
          <table:table-cell table:formula="of:=SEARCH(&quot;,&quot;;[.A55];[.B56])" office:value-type="float" office:value="29" calcext:value-type="float">
            <text:p>29</text:p>
          </table:table-cell>
          <table:table-cell table:formula="of:=[.C56]-[.B56]" office:value-type="float" office:value="4" calcext:value-type="float">
            <text:p>4</text:p>
          </table:table-cell>
          <table:table-cell table:formula="of:=SUBSTITUTE(MID([.A56];[.B56];[.D56]);&quot;0x&quot;;&quot;&quot;;1)" office:value-type="string" office:string-value="91" calcext:value-type="string">
            <text:p>91</text:p>
          </table:table-cell>
          <table:table-cell table:style-name="ce1" table:formula="of:=RIGHT(CONCATENATE(&quot;00000000&quot;;HEX2BIN([.E56]));8)" office:value-type="string" office:string-value="10010001" calcext:value-type="string">
            <text:p>10010001</text:p>
          </table:table-cell>
          <table:table-cell table:number-columns-repeated="4"/>
          <table:table-cell table:style-name="ce2" table:formula="of:=MID([.F56];1;1)" office:value-type="string" office:string-value="1" calcext:value-type="string">
            <text:p>1</text:p>
          </table:table-cell>
          <table:table-cell table:style-name="ce2" table:formula="of:=MID([.F56];2;1)" office:value-type="string" office:string-value="0" calcext:value-type="string">
            <text:p>0</text:p>
          </table:table-cell>
          <table:table-cell table:style-name="ce2" table:formula="of:=MID([.F56];3;1)" office:value-type="string" office:string-value="0" calcext:value-type="string">
            <text:p>0</text:p>
          </table:table-cell>
          <table:table-cell table:style-name="ce2" table:formula="of:=MID([.F56];4;1)" office:value-type="string" office:string-value="1" calcext:value-type="string">
            <text:p>1</text:p>
          </table:table-cell>
          <table:table-cell table:style-name="ce2" table:formula="of:=MID([.F56];5;1)" office:value-type="string" office:string-value="0" calcext:value-type="string">
            <text:p>0</text:p>
          </table:table-cell>
          <table:table-cell table:style-name="ce2" table:formula="of:=MID([.F56];6;1)" office:value-type="string" office:string-value="0" calcext:value-type="string">
            <text:p>0</text:p>
          </table:table-cell>
          <table:table-cell table:style-name="ce2" table:formula="of:=MID([.F56];7;1)" office:value-type="string" office:string-value="0" calcext:value-type="string">
            <text:p>0</text:p>
          </table:table-cell>
          <table:table-cell table:style-name="ce2" table:formula="of:=MID([.F56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5</text:p>
          </table:table-cell>
          <table:table-cell table:style-name="ce48" table:formula="of:=[.N52]" office:value-type="string" office:string-value="0" calcext:value-type="string">
            <text:p>0</text:p>
          </table:table-cell>
          <table:table-cell table:style-name="ce48" table:formula="of:=[.N53]" office:value-type="string" office:string-value="0" calcext:value-type="string">
            <text:p>0</text:p>
          </table:table-cell>
          <table:table-cell table:style-name="ce48" table:formula="of:=[.N54]" office:value-type="string" office:string-value="1" calcext:value-type="string">
            <text:p>1</text:p>
          </table:table-cell>
          <table:table-cell table:style-name="ce48" table:formula="of:=[.N55]" office:value-type="string" office:string-value="1" calcext:value-type="string">
            <text:p>1</text:p>
          </table:table-cell>
          <table:table-cell table:style-name="ce48" table:formula="of:=[.N56]" office:value-type="string" office:string-value="1" calcext:value-type="string">
            <text:p>1</text:p>
          </table:table-cell>
          <table:table-cell table:style-name="ce48" table:formula="of:=[.N57]" office:value-type="string" office:string-value="1" calcext:value-type="string">
            <text:p>1</text:p>
          </table:table-cell>
          <table:table-cell table:style-name="ce48" table:formula="of:=[.N58]" office:value-type="string" office:string-value="1" calcext:value-type="string">
            <text:p>1</text:p>
          </table:table-cell>
          <table:table-cell table:style-name="ce48" table:formula="of:=[.N59]" office:value-type="string" office:string-value="0" calcext:value-type="string">
            <text:p>0</text:p>
          </table:table-cell>
          <table:table-cell/>
          <table:table-cell table:formula="of:=[.AC56]*2^3+[.AB56]*2^2+[.AA56]*2^1+[.Z56]*2^0" office:value-type="float" office:value="7" calcext:value-type="float">
            <text:p>7</text:p>
          </table:table-cell>
          <table:table-cell table:formula="of:=[.Y56]*2^3+[.X56]*2^2+[.W56]*2^1+[.V56]*2^0" office:value-type="float" office:value="12" calcext:value-type="float">
            <text:p>12</text:p>
          </table:table-cell>
          <table:table-cell/>
          <table:table-cell table:style-name="ce6" table:formula="of:=IF([.AE56]=10;&quot;A&quot;;IF([.AE56]=11;&quot;B&quot;;IF([.AE56]=12;&quot;C&quot;;IF([.AE56]=13;&quot;D&quot;;IF([.AE56]=14;&quot;E&quot;;IF([.AE56]=15;&quot;F&quot;;[.AE56]))))))" office:value-type="float" office:value="7" calcext:value-type="float">
            <text:p>7</text:p>
          </table:table-cell>
          <table:table-cell table:style-name="ce6" table:formula="of:=IF([.AF56]=10;&quot;A&quot;;IF([.AF56]=11;&quot;B&quot;;IF([.AF56]=12;&quot;C&quot;;IF([.AF56]=13;&quot;D&quot;;IF([.AF56]=14;&quot;E&quot;;IF([.AF56]=15;&quot;F&quot;;[.AF56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formula="of:=[.A56]" office:value-type="string" office:string-value="0x06, 0x4E, 0xDF, 0x91, 0x91, 0xFF, 0x7E," calcext:value-type="string">
            <text:p>0x06, 0x4E, 0xDF, 0x91, 0x91, 0xFF, 0x7E,</text:p>
          </table:table-cell>
          <table:table-cell table:formula="of:=[.C56]+2" office:value-type="float" office:value="31" calcext:value-type="float">
            <text:p>31</text:p>
          </table:table-cell>
          <table:table-cell table:formula="of:=SEARCH(&quot;,&quot;;[.A56];[.B57])" office:value-type="float" office:value="35" calcext:value-type="float">
            <text:p>35</text:p>
          </table:table-cell>
          <table:table-cell table:formula="of:=[.C57]-[.B57]" office:value-type="float" office:value="4" calcext:value-type="float">
            <text:p>4</text:p>
          </table:table-cell>
          <table:table-cell table:formula="of:=SUBSTITUTE(MID([.A57];[.B57];[.D57]);&quot;0x&quot;;&quot;&quot;;1)" office:value-type="string" office:string-value="FF" calcext:value-type="string">
            <text:p>FF</text:p>
          </table:table-cell>
          <table:table-cell table:style-name="ce1" table:formula="of:=RIGHT(CONCATENATE(&quot;00000000&quot;;HEX2BIN([.E57]));8)" office:value-type="string" office:string-value="11111111" calcext:value-type="string">
            <text:p>11111111</text:p>
          </table:table-cell>
          <table:table-cell table:number-columns-repeated="4"/>
          <table:table-cell table:style-name="ce2" table:formula="of:=MID([.F57];1;1)" office:value-type="string" office:string-value="1" calcext:value-type="string">
            <text:p>1</text:p>
          </table:table-cell>
          <table:table-cell table:style-name="ce2" table:formula="of:=MID([.F57];2;1)" office:value-type="string" office:string-value="1" calcext:value-type="string">
            <text:p>1</text:p>
          </table:table-cell>
          <table:table-cell table:style-name="ce2" table:formula="of:=MID([.F57];3;1)" office:value-type="string" office:string-value="1" calcext:value-type="string">
            <text:p>1</text:p>
          </table:table-cell>
          <table:table-cell table:style-name="ce2" table:formula="of:=MID([.F57];4;1)" office:value-type="string" office:string-value="1" calcext:value-type="string">
            <text:p>1</text:p>
          </table:table-cell>
          <table:table-cell table:style-name="ce2" table:formula="of:=MID([.F57];5;1)" office:value-type="string" office:string-value="1" calcext:value-type="string">
            <text:p>1</text:p>
          </table:table-cell>
          <table:table-cell table:style-name="ce2" table:formula="of:=MID([.F57];6;1)" office:value-type="string" office:string-value="1" calcext:value-type="string">
            <text:p>1</text:p>
          </table:table-cell>
          <table:table-cell table:style-name="ce2" table:formula="of:=MID([.F57];7;1)" office:value-type="string" office:string-value="1" calcext:value-type="string">
            <text:p>1</text:p>
          </table:table-cell>
          <table:table-cell table:style-name="ce2" table:formula="of:=MID([.F57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6</text:p>
          </table:table-cell>
          <table:table-cell table:style-name="ce48" table:formula="of:=[.M52]" office:value-type="string" office:string-value="0" calcext:value-type="string">
            <text:p>0</text:p>
          </table:table-cell>
          <table:table-cell table:style-name="ce48" table:formula="of:=[.M53]" office:value-type="string" office:string-value="0" calcext:value-type="string">
            <text:p>0</text:p>
          </table:table-cell>
          <table:table-cell table:style-name="ce48" table:formula="of:=[.M54]" office:value-type="string" office:string-value="0" calcext:value-type="string">
            <text:p>0</text:p>
          </table:table-cell>
          <table:table-cell table:style-name="ce48" table:formula="of:=[.M55]" office:value-type="string" office:string-value="0" calcext:value-type="string">
            <text:p>0</text:p>
          </table:table-cell>
          <table:table-cell table:style-name="ce48" table:formula="of:=[.M56]" office:value-type="string" office:string-value="0" calcext:value-type="string">
            <text:p>0</text:p>
          </table:table-cell>
          <table:table-cell table:style-name="ce48" table:formula="of:=[.M57]" office:value-type="string" office:string-value="1" calcext:value-type="string">
            <text:p>1</text:p>
          </table:table-cell>
          <table:table-cell table:style-name="ce48" table:formula="of:=[.M58]" office:value-type="string" office:string-value="1" calcext:value-type="string">
            <text:p>1</text:p>
          </table:table-cell>
          <table:table-cell table:style-name="ce48" table:formula="of:=[.M59]" office:value-type="string" office:string-value="0" calcext:value-type="string">
            <text:p>0</text:p>
          </table:table-cell>
          <table:table-cell/>
          <table:table-cell table:formula="of:=[.AC57]*2^3+[.AB57]*2^2+[.AA57]*2^1+[.Z57]*2^0" office:value-type="float" office:value="6" calcext:value-type="float">
            <text:p>6</text:p>
          </table:table-cell>
          <table:table-cell table:formula="of:=[.Y57]*2^3+[.X57]*2^2+[.W57]*2^1+[.V57]*2^0" office:value-type="float" office:value="0" calcext:value-type="float">
            <text:p>0</text:p>
          </table:table-cell>
          <table:table-cell/>
          <table:table-cell table:style-name="ce6" table:formula="of:=IF([.AE57]=10;&quot;A&quot;;IF([.AE57]=11;&quot;B&quot;;IF([.AE57]=12;&quot;C&quot;;IF([.AE57]=13;&quot;D&quot;;IF([.AE57]=14;&quot;E&quot;;IF([.AE57]=15;&quot;F&quot;;[.AE57]))))))" office:value-type="float" office:value="6" calcext:value-type="float">
            <text:p>6</text:p>
          </table:table-cell>
          <table:table-cell table:style-name="ce6" table:formula="of:=IF([.AF57]=10;&quot;A&quot;;IF([.AF57]=11;&quot;B&quot;;IF([.AF57]=12;&quot;C&quot;;IF([.AF57]=13;&quot;D&quot;;IF([.AF57]=14;&quot;E&quot;;IF([.AF57]=15;&quot;F&quot;;[.AF57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formula="of:=[.A57]" office:value-type="string" office:string-value="0x06, 0x4E, 0xDF, 0x91, 0x91, 0xFF, 0x7E," calcext:value-type="string">
            <text:p>0x06, 0x4E, 0xDF, 0x91, 0x91, 0xFF, 0x7E,</text:p>
          </table:table-cell>
          <table:table-cell table:formula="of:=[.C57]+2" office:value-type="float" office:value="37" calcext:value-type="float">
            <text:p>37</text:p>
          </table:table-cell>
          <table:table-cell table:formula="of:=SEARCH(&quot;,&quot;;[.A57];[.B58])" office:value-type="float" office:value="41" calcext:value-type="float">
            <text:p>41</text:p>
          </table:table-cell>
          <table:table-cell table:formula="of:=[.C58]-[.B58]" office:value-type="float" office:value="4" calcext:value-type="float">
            <text:p>4</text:p>
          </table:table-cell>
          <table:table-cell table:formula="of:=SUBSTITUTE(MID([.A58];[.B58];[.D58]);&quot;0x&quot;;&quot;&quot;;1)" office:value-type="string" office:string-value="7E" calcext:value-type="string">
            <text:p>7E</text:p>
          </table:table-cell>
          <table:table-cell table:style-name="ce1" table:formula="of:=RIGHT(CONCATENATE(&quot;00000000&quot;;HEX2BIN([.E58]));8)" office:value-type="string" office:string-value="01111110" calcext:value-type="string">
            <text:p>01111110</text:p>
          </table:table-cell>
          <table:table-cell table:number-columns-repeated="4"/>
          <table:table-cell table:style-name="ce2" table:formula="of:=MID([.F58];1;1)" office:value-type="string" office:string-value="0" calcext:value-type="string">
            <text:p>0</text:p>
          </table:table-cell>
          <table:table-cell table:style-name="ce2" table:formula="of:=MID([.F58];2;1)" office:value-type="string" office:string-value="1" calcext:value-type="string">
            <text:p>1</text:p>
          </table:table-cell>
          <table:table-cell table:style-name="ce2" table:formula="of:=MID([.F58];3;1)" office:value-type="string" office:string-value="1" calcext:value-type="string">
            <text:p>1</text:p>
          </table:table-cell>
          <table:table-cell table:style-name="ce2" table:formula="of:=MID([.F58];4;1)" office:value-type="string" office:string-value="1" calcext:value-type="string">
            <text:p>1</text:p>
          </table:table-cell>
          <table:table-cell table:style-name="ce2" table:formula="of:=MID([.F58];5;1)" office:value-type="string" office:string-value="1" calcext:value-type="string">
            <text:p>1</text:p>
          </table:table-cell>
          <table:table-cell table:style-name="ce2" table:formula="of:=MID([.F58];6;1)" office:value-type="string" office:string-value="1" calcext:value-type="string">
            <text:p>1</text:p>
          </table:table-cell>
          <table:table-cell table:style-name="ce2" table:formula="of:=MID([.F58];7;1)" office:value-type="string" office:string-value="1" calcext:value-type="string">
            <text:p>1</text:p>
          </table:table-cell>
          <table:table-cell table:style-name="ce2" table:formula="of:=MID([.F58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7</text:p>
          </table:table-cell>
          <table:table-cell table:style-name="ce48" table:formula="of:=[.L52]" office:value-type="string" office:string-value="0" calcext:value-type="string">
            <text:p>0</text:p>
          </table:table-cell>
          <table:table-cell table:style-name="ce48" table:formula="of:=[.L53]" office:value-type="string" office:string-value="1" calcext:value-type="string">
            <text:p>1</text:p>
          </table:table-cell>
          <table:table-cell table:style-name="ce48" table:formula="of:=[.L54]" office:value-type="string" office:string-value="1" calcext:value-type="string">
            <text:p>1</text:p>
          </table:table-cell>
          <table:table-cell table:style-name="ce48" table:formula="of:=[.L55]" office:value-type="string" office:string-value="0" calcext:value-type="string">
            <text:p>0</text:p>
          </table:table-cell>
          <table:table-cell table:style-name="ce48" table:formula="of:=[.L56]" office:value-type="string" office:string-value="0" calcext:value-type="string">
            <text:p>0</text:p>
          </table:table-cell>
          <table:table-cell table:style-name="ce48" table:formula="of:=[.L57]" office:value-type="string" office:string-value="1" calcext:value-type="string">
            <text:p>1</text:p>
          </table:table-cell>
          <table:table-cell table:style-name="ce48" table:formula="of:=[.L58]" office:value-type="string" office:string-value="1" calcext:value-type="string">
            <text:p>1</text:p>
          </table:table-cell>
          <table:table-cell table:style-name="ce48" table:formula="of:=[.L59]" office:value-type="string" office:string-value="0" calcext:value-type="string">
            <text:p>0</text:p>
          </table:table-cell>
          <table:table-cell/>
          <table:table-cell table:formula="of:=[.AC58]*2^3+[.AB58]*2^2+[.AA58]*2^1+[.Z58]*2^0" office:value-type="float" office:value="6" calcext:value-type="float">
            <text:p>6</text:p>
          </table:table-cell>
          <table:table-cell table:formula="of:=[.Y58]*2^3+[.X58]*2^2+[.W58]*2^1+[.V58]*2^0" office:value-type="float" office:value="6" calcext:value-type="float">
            <text:p>6</text:p>
          </table:table-cell>
          <table:table-cell/>
          <table:table-cell table:style-name="ce6" table:formula="of:=IF([.AE58]=10;&quot;A&quot;;IF([.AE58]=11;&quot;B&quot;;IF([.AE58]=12;&quot;C&quot;;IF([.AE58]=13;&quot;D&quot;;IF([.AE58]=14;&quot;E&quot;;IF([.AE58]=15;&quot;F&quot;;[.AE58]))))))" office:value-type="float" office:value="6" calcext:value-type="float">
            <text:p>6</text:p>
          </table:table-cell>
          <table:table-cell table:style-name="ce6" table:formula="of:=IF([.AF58]=10;&quot;A&quot;;IF([.AF58]=11;&quot;B&quot;;IF([.AF58]=12;&quot;C&quot;;IF([.AF58]=13;&quot;D&quot;;IF([.AF58]=14;&quot;E&quot;;IF([.AF58]=15;&quot;F&quot;;[.AF58]))))))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formula="of:=[.A58]" office:value-type="string" office:string-value="0x06, 0x4E, 0xDF, 0x91, 0x91, 0xFF, 0x7E," calcext:value-type="string">
            <text:p>0x06, 0x4E, 0xDF, 0x91, 0x91, 0xFF, 0x7E,</text:p>
          </table:table-cell>
          <table:table-cell office:value-type="float" office:value="1" calcext:value-type="float">
            <text:p>1</text:p>
          </table:table-cell>
          <table:table-cell table:formula="of:=SEARCH(&quot;,&quot;;[.A59];0)" office:value-type="float" office:value="5" calcext:value-type="float">
            <text:p>5</text:p>
          </table:table-cell>
          <table:table-cell table:formula="of:=[.C59]-[.B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RIGHT(CONCATENATE(&quot;00000000&quot;;HEX2BIN([.E59]));8)" office:value-type="string" office:string-value="00000000" calcext:value-type="string">
            <text:p>00000000</text:p>
          </table:table-cell>
          <table:table-cell table:number-columns-repeated="4"/>
          <table:table-cell table:style-name="ce3" table:formula="of:=MID([.F59];1;1)" office:value-type="string" office:string-value="0" calcext:value-type="string">
            <text:p>0</text:p>
          </table:table-cell>
          <table:table-cell table:style-name="ce3" table:formula="of:=MID([.F59];2;1)" office:value-type="string" office:string-value="0" calcext:value-type="string">
            <text:p>0</text:p>
          </table:table-cell>
          <table:table-cell table:style-name="ce3" table:formula="of:=MID([.F59];3;1)" office:value-type="string" office:string-value="0" calcext:value-type="string">
            <text:p>0</text:p>
          </table:table-cell>
          <table:table-cell table:style-name="ce3" table:formula="of:=MID([.F59];4;1)" office:value-type="string" office:string-value="0" calcext:value-type="string">
            <text:p>0</text:p>
          </table:table-cell>
          <table:table-cell table:style-name="ce3" table:formula="of:=MID([.F59];5;1)" office:value-type="string" office:string-value="0" calcext:value-type="string">
            <text:p>0</text:p>
          </table:table-cell>
          <table:table-cell table:style-name="ce3" table:formula="of:=MID([.F59];6;1)" office:value-type="string" office:string-value="0" calcext:value-type="string">
            <text:p>0</text:p>
          </table:table-cell>
          <table:table-cell table:style-name="ce3" table:formula="of:=MID([.F59];7;1)" office:value-type="string" office:string-value="0" calcext:value-type="string">
            <text:p>0</text:p>
          </table:table-cell>
          <table:table-cell table:style-name="ce3" table:formula="of:=MID([.F59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8</text:p>
          </table:table-cell>
          <table:table-cell table:style-name="ce49" table:formula="of:=[.K52]" office:value-type="string" office:string-value="0" calcext:value-type="string">
            <text:p>0</text:p>
          </table:table-cell>
          <table:table-cell table:style-name="ce49" table:formula="of:=[.K53]" office:value-type="string" office:string-value="0" calcext:value-type="string">
            <text:p>0</text:p>
          </table:table-cell>
          <table:table-cell table:style-name="ce49" table:formula="of:=[.K54]" office:value-type="string" office:string-value="1" calcext:value-type="string">
            <text:p>1</text:p>
          </table:table-cell>
          <table:table-cell table:style-name="ce49" table:formula="of:=[.K55]" office:value-type="string" office:string-value="1" calcext:value-type="string">
            <text:p>1</text:p>
          </table:table-cell>
          <table:table-cell table:style-name="ce49" table:formula="of:=[.K56]" office:value-type="string" office:string-value="1" calcext:value-type="string">
            <text:p>1</text:p>
          </table:table-cell>
          <table:table-cell table:style-name="ce49" table:formula="of:=[.K57]" office:value-type="string" office:string-value="1" calcext:value-type="string">
            <text:p>1</text:p>
          </table:table-cell>
          <table:table-cell table:style-name="ce49" table:formula="of:=[.K58]" office:value-type="string" office:string-value="0" calcext:value-type="string">
            <text:p>0</text:p>
          </table:table-cell>
          <table:table-cell table:style-name="ce49" table:formula="of:=[.K59]" office:value-type="string" office:string-value="0" calcext:value-type="string">
            <text:p>0</text:p>
          </table:table-cell>
          <table:table-cell/>
          <table:table-cell table:formula="of:=[.AC59]*2^3+[.AB59]*2^2+[.AA59]*2^1+[.Z59]*2^0" office:value-type="float" office:value="3" calcext:value-type="float">
            <text:p>3</text:p>
          </table:table-cell>
          <table:table-cell table:formula="of:=[.Y59]*2^3+[.X59]*2^2+[.W59]*2^1+[.V59]*2^0" office:value-type="float" office:value="12" calcext:value-type="float">
            <text:p>12</text:p>
          </table:table-cell>
          <table:table-cell/>
          <table:table-cell table:style-name="ce6" table:formula="of:=IF([.AE59]=10;&quot;A&quot;;IF([.AE59]=11;&quot;B&quot;;IF([.AE59]=12;&quot;C&quot;;IF([.AE59]=13;&quot;D&quot;;IF([.AE59]=14;&quot;E&quot;;IF([.AE59]=15;&quot;F&quot;;[.AE59]))))))" office:value-type="float" office:value="3" calcext:value-type="float">
            <text:p>3</text:p>
          </table:table-cell>
          <table:table-cell table:style-name="ce6" table:formula="of:=IF([.AF59]=10;&quot;A&quot;;IF([.AF59]=11;&quot;B&quot;;IF([.AF59]=12;&quot;C&quot;;IF([.AF59]=13;&quot;D&quot;;IF([.AF59]=14;&quot;E&quot;;IF([.AF59]=15;&quot;F&quot;;[.AF59]))))))" office:value-type="string" office:string-value="C" calcext:value-type="string">
            <text:p>C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01111110, B00010001, B00010001, B01111110, B00000000,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01111110, B00010001, B00010001, B01111110, B00000000,</text:p>
          </table:table-cell>
          <table:table-cell office:value-type="float" office:value="1" calcext:value-type="float">
            <text:p>1</text:p>
          </table:table-cell>
          <table:table-cell table:formula="of:=SEARCH(&quot;,&quot;;[.A63];0)" office:value-type="float" office:value="10" calcext:value-type="float">
            <text:p>10</text:p>
          </table:table-cell>
          <table:table-cell table:formula="of:=[.C63]-[.B63]" office:value-type="float" office:value="9" calcext:value-type="float">
            <text:p>9</text:p>
          </table:table-cell>
          <table:table-cell table:formula="of:=BIN2HEX(SUBSTITUTE(MID([.A63];[.B63];[.D63]);&quot;B&quot;;&quot;&quot;;1))" office:value-type="string" office:string-value="7E" calcext:value-type="string">
            <text:p>7E</text:p>
          </table:table-cell>
          <table:table-cell table:style-name="ce1" table:formula="of:=RIGHT(CONCATENATE(&quot;00000000&quot;;HEX2BIN([.E63]));8)" office:value-type="string" office:string-value="01111110" calcext:value-type="string">
            <text:p>01111110</text:p>
          </table:table-cell>
          <table:table-cell table:number-columns-repeated="4"/>
          <table:table-cell table:style-name="ce4" table:formula="of:=MID([.F63];1;1)" office:value-type="string" office:string-value="0" calcext:value-type="string">
            <text:p>0</text:p>
          </table:table-cell>
          <table:table-cell table:style-name="ce4" table:formula="of:=MID([.F63];2;1)" office:value-type="string" office:string-value="1" calcext:value-type="string">
            <text:p>1</text:p>
          </table:table-cell>
          <table:table-cell table:style-name="ce4" table:formula="of:=MID([.F63];3;1)" office:value-type="string" office:string-value="1" calcext:value-type="string">
            <text:p>1</text:p>
          </table:table-cell>
          <table:table-cell table:style-name="ce4" table:formula="of:=MID([.F63];4;1)" office:value-type="string" office:string-value="1" calcext:value-type="string">
            <text:p>1</text:p>
          </table:table-cell>
          <table:table-cell table:style-name="ce4" table:formula="of:=MID([.F63];5;1)" office:value-type="string" office:string-value="1" calcext:value-type="string">
            <text:p>1</text:p>
          </table:table-cell>
          <table:table-cell table:style-name="ce4" table:formula="of:=MID([.F63];6;1)" office:value-type="string" office:string-value="1" calcext:value-type="string">
            <text:p>1</text:p>
          </table:table-cell>
          <table:table-cell table:style-name="ce4" table:formula="of:=MID([.F63];7;1)" office:value-type="string" office:string-value="1" calcext:value-type="string">
            <text:p>1</text:p>
          </table:table-cell>
          <table:table-cell table:style-name="ce4" table:formula="of:=MID([.F63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style-name="ce50" table:formula="of:=[.R63]" office:value-type="string" office:string-value="0" calcext:value-type="string">
            <text:p>0</text:p>
          </table:table-cell>
          <table:table-cell table:style-name="ce50" table:formula="of:=[.R64]" office:value-type="string" office:string-value="1" calcext:value-type="string">
            <text:p>1</text:p>
          </table:table-cell>
          <table:table-cell table:style-name="ce50" table:formula="of:=[.R65]" office:value-type="string" office:string-value="1" calcext:value-type="string">
            <text:p>1</text:p>
          </table:table-cell>
          <table:table-cell table:style-name="ce50" table:formula="of:=[.R66]" office:value-type="string" office:string-value="0" calcext:value-type="string">
            <text:p>0</text:p>
          </table:table-cell>
          <table:table-cell table:style-name="ce50" table:formula="of:=[.R67]" office:value-type="string" office:string-value="0" calcext:value-type="string">
            <text:p>0</text:p>
          </table:table-cell>
          <table:table-cell table:style-name="ce50" table:formula="of:=[.R68]" office:value-type="string" office:string-value="" calcext:value-type="error">
            <text:p>#VALEUR !</text:p>
          </table:table-cell>
          <table:table-cell table:style-name="ce50" table:formula="of:=[.R69]" office:value-type="string" office:string-value="" calcext:value-type="error">
            <text:p>#VALEUR !</text:p>
          </table:table-cell>
          <table:table-cell table:style-name="ce50" table:formula="of:=[.R70]" office:value-type="string" office:string-value="0" calcext:value-type="string">
            <text:p>0</text:p>
          </table:table-cell>
          <table:table-cell/>
          <table:table-cell table:formula="of:=[.AC63]*2^3+[.AB63]*2^2+[.AA63]*2^1+[.Z63]*2^0" office:value-type="string" office:string-value="" calcext:value-type="error">
            <text:p>#VALEUR !</text:p>
          </table:table-cell>
          <table:table-cell table:formula="of:=[.Y63]*2^3+[.X63]*2^2+[.W63]*2^1+[.V63]*2^0" office:value-type="float" office:value="6" calcext:value-type="float">
            <text:p>6</text:p>
          </table:table-cell>
          <table:table-cell/>
          <table:table-cell table:style-name="ce6" table:formula="of:=IF([.AE63]=10;&quot;A&quot;;IF([.AE63]=11;&quot;B&quot;;IF([.AE63]=12;&quot;C&quot;;IF([.AE63]=13;&quot;D&quot;;IF([.AE63]=14;&quot;E&quot;;IF([.AE63]=15;&quot;F&quot;;[.AE63]))))))" office:value-type="string" office:string-value="" calcext:value-type="error">
            <text:p>#VALEUR !</text:p>
          </table:table-cell>
          <table:table-cell table:style-name="ce6" table:formula="of:=IF([.AF63]=10;&quot;A&quot;;IF([.AF63]=11;&quot;B&quot;;IF([.AF63]=12;&quot;C&quot;;IF([.AF63]=13;&quot;D&quot;;IF([.AF63]=14;&quot;E&quot;;IF([.AF63]=15;&quot;F&quot;;[.AF63]))))))" office:value-type="float" office:value="6" calcext:value-type="float">
            <text:p>6</text:p>
          </table:table-cell>
          <table:table-cell table:number-columns-repeated="2"/>
          <table:table-cell table:formula="of:=CONCATENATE(&quot;0x08, 0x&quot;;[.AH70];[.AI70];&quot;, 0x&quot;;[.AH69];[.AI69];&quot;, 0x&quot;;[.AH68];[.AI68];&quot;, 0x&quot;;[.AH67];[.AI67];&quot;, 0x&quot;;[.AH66];[.AI66];&quot;, 0x&quot;;[.AH65];[.AI65];&quot;, 0x&quot;;[.AH64];[.AI64];&quot;, 0x&quot;;[.AH63];[.AI63];&quot;,&quot;)" office:value-type="string" office:string-value="" calcext:value-type="error">
            <text:p>#VALEUR !</text:p>
          </table:table-cell>
          <table:table-cell table:number-columns-repeated="986"/>
        </table:table-row>
        <table:table-row table:style-name="ro1">
          <table:table-cell table:formula="of:=[.A63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3]+2" office:value-type="float" office:value="12" calcext:value-type="float">
            <text:p>12</text:p>
          </table:table-cell>
          <table:table-cell table:formula="of:=SEARCH(&quot;,&quot;;[.A63];[.B64])" office:value-type="float" office:value="21" calcext:value-type="float">
            <text:p>21</text:p>
          </table:table-cell>
          <table:table-cell table:formula="of:=[.C64]-[.B64]" office:value-type="float" office:value="9" calcext:value-type="float">
            <text:p>9</text:p>
          </table:table-cell>
          <table:table-cell table:formula="of:=BIN2HEX(SUBSTITUTE(MID([.A64];[.B64];[.D64]);&quot;B&quot;;&quot;&quot;;1))" office:value-type="string" office:string-value="11" calcext:value-type="string">
            <text:p>11</text:p>
          </table:table-cell>
          <table:table-cell table:style-name="ce1" table:formula="of:=RIGHT(CONCATENATE(&quot;00000000&quot;;HEX2BIN([.E64]));8)" office:value-type="string" office:string-value="00010001" calcext:value-type="string">
            <text:p>00010001</text:p>
          </table:table-cell>
          <table:table-cell table:number-columns-repeated="4"/>
          <table:table-cell table:style-name="ce4" table:formula="of:=MID([.F64];1;1)" office:value-type="string" office:string-value="0" calcext:value-type="string">
            <text:p>0</text:p>
          </table:table-cell>
          <table:table-cell table:style-name="ce4" table:formula="of:=MID([.F64];2;1)" office:value-type="string" office:string-value="0" calcext:value-type="string">
            <text:p>0</text:p>
          </table:table-cell>
          <table:table-cell table:style-name="ce4" table:formula="of:=MID([.F64];3;1)" office:value-type="string" office:string-value="0" calcext:value-type="string">
            <text:p>0</text:p>
          </table:table-cell>
          <table:table-cell table:style-name="ce4" table:formula="of:=MID([.F64];4;1)" office:value-type="string" office:string-value="1" calcext:value-type="string">
            <text:p>1</text:p>
          </table:table-cell>
          <table:table-cell table:style-name="ce4" table:formula="of:=MID([.F64];5;1)" office:value-type="string" office:string-value="0" calcext:value-type="string">
            <text:p>0</text:p>
          </table:table-cell>
          <table:table-cell table:style-name="ce4" table:formula="of:=MID([.F64];6;1)" office:value-type="string" office:string-value="0" calcext:value-type="string">
            <text:p>0</text:p>
          </table:table-cell>
          <table:table-cell table:style-name="ce4" table:formula="of:=MID([.F64];7;1)" office:value-type="string" office:string-value="0" calcext:value-type="string">
            <text:p>0</text:p>
          </table:table-cell>
          <table:table-cell table:style-name="ce4" table:formula="of:=MID([.F64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style-name="ce50" table:formula="of:=[.Q63]" office:value-type="string" office:string-value="1" calcext:value-type="string">
            <text:p>1</text:p>
          </table:table-cell>
          <table:table-cell table:style-name="ce50" table:formula="of:=[.Q64]" office:value-type="string" office:string-value="0" calcext:value-type="string">
            <text:p>0</text:p>
          </table:table-cell>
          <table:table-cell table:style-name="ce50" table:formula="of:=[.Q65]" office:value-type="string" office:string-value="0" calcext:value-type="string">
            <text:p>0</text:p>
          </table:table-cell>
          <table:table-cell table:style-name="ce50" table:formula="of:=[.Q66]" office:value-type="string" office:string-value="1" calcext:value-type="string">
            <text:p>1</text:p>
          </table:table-cell>
          <table:table-cell table:style-name="ce50" table:formula="of:=[.Q67]" office:value-type="string" office:string-value="0" calcext:value-type="string">
            <text:p>0</text:p>
          </table:table-cell>
          <table:table-cell table:style-name="ce50" table:formula="of:=[.Q68]" office:value-type="string" office:string-value="" calcext:value-type="error">
            <text:p>#VALEUR !</text:p>
          </table:table-cell>
          <table:table-cell table:style-name="ce50" table:formula="of:=[.Q69]" office:value-type="string" office:string-value="" calcext:value-type="error">
            <text:p>#VALEUR !</text:p>
          </table:table-cell>
          <table:table-cell table:style-name="ce50" table:formula="of:=[.Q70]" office:value-type="string" office:string-value="0" calcext:value-type="string">
            <text:p>0</text:p>
          </table:table-cell>
          <table:table-cell/>
          <table:table-cell table:formula="of:=[.AC64]*2^3+[.AB64]*2^2+[.AA64]*2^1+[.Z64]*2^0" office:value-type="string" office:string-value="" calcext:value-type="error">
            <text:p>#VALEUR !</text:p>
          </table:table-cell>
          <table:table-cell table:formula="of:=[.Y64]*2^3+[.X64]*2^2+[.W64]*2^1+[.V64]*2^0" office:value-type="float" office:value="9" calcext:value-type="float">
            <text:p>9</text:p>
          </table:table-cell>
          <table:table-cell/>
          <table:table-cell table:style-name="ce6" table:formula="of:=IF([.AE64]=10;&quot;A&quot;;IF([.AE64]=11;&quot;B&quot;;IF([.AE64]=12;&quot;C&quot;;IF([.AE64]=13;&quot;D&quot;;IF([.AE64]=14;&quot;E&quot;;IF([.AE64]=15;&quot;F&quot;;[.AE64]))))))" office:value-type="string" office:string-value="" calcext:value-type="error">
            <text:p>#VALEUR !</text:p>
          </table:table-cell>
          <table:table-cell table:style-name="ce6" table:formula="of:=IF([.AF64]=10;&quot;A&quot;;IF([.AF64]=11;&quot;B&quot;;IF([.AF64]=12;&quot;C&quot;;IF([.AF64]=13;&quot;D&quot;;IF([.AF64]=14;&quot;E&quot;;IF([.AF64]=15;&quot;F&quot;;[.AF64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formula="of:=[.A64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4]+2" office:value-type="float" office:value="23" calcext:value-type="float">
            <text:p>23</text:p>
          </table:table-cell>
          <table:table-cell table:formula="of:=SEARCH(&quot;,&quot;;[.A64];[.B65])" office:value-type="float" office:value="32" calcext:value-type="float">
            <text:p>32</text:p>
          </table:table-cell>
          <table:table-cell table:formula="of:=[.C65]-[.B65]" office:value-type="float" office:value="9" calcext:value-type="float">
            <text:p>9</text:p>
          </table:table-cell>
          <table:table-cell table:formula="of:=BIN2HEX(SUBSTITUTE(MID([.A65];[.B65];[.D65]);&quot;B&quot;;&quot;&quot;;1))" office:value-type="string" office:string-value="11" calcext:value-type="string">
            <text:p>11</text:p>
          </table:table-cell>
          <table:table-cell table:style-name="ce1" table:formula="of:=RIGHT(CONCATENATE(&quot;00000000&quot;;HEX2BIN([.E65]));8)" office:value-type="string" office:string-value="00010001" calcext:value-type="string">
            <text:p>00010001</text:p>
          </table:table-cell>
          <table:table-cell table:number-columns-repeated="4"/>
          <table:table-cell table:style-name="ce4" table:formula="of:=MID([.F65];1;1)" office:value-type="string" office:string-value="0" calcext:value-type="string">
            <text:p>0</text:p>
          </table:table-cell>
          <table:table-cell table:style-name="ce4" table:formula="of:=MID([.F65];2;1)" office:value-type="string" office:string-value="0" calcext:value-type="string">
            <text:p>0</text:p>
          </table:table-cell>
          <table:table-cell table:style-name="ce4" table:formula="of:=MID([.F65];3;1)" office:value-type="string" office:string-value="0" calcext:value-type="string">
            <text:p>0</text:p>
          </table:table-cell>
          <table:table-cell table:style-name="ce4" table:formula="of:=MID([.F65];4;1)" office:value-type="string" office:string-value="1" calcext:value-type="string">
            <text:p>1</text:p>
          </table:table-cell>
          <table:table-cell table:style-name="ce4" table:formula="of:=MID([.F65];5;1)" office:value-type="string" office:string-value="0" calcext:value-type="string">
            <text:p>0</text:p>
          </table:table-cell>
          <table:table-cell table:style-name="ce4" table:formula="of:=MID([.F65];6;1)" office:value-type="string" office:string-value="0" calcext:value-type="string">
            <text:p>0</text:p>
          </table:table-cell>
          <table:table-cell table:style-name="ce4" table:formula="of:=MID([.F65];7;1)" office:value-type="string" office:string-value="0" calcext:value-type="string">
            <text:p>0</text:p>
          </table:table-cell>
          <table:table-cell table:style-name="ce4" table:formula="of:=MID([.F65];8;1)" office:value-type="string" office:string-value="1" calcext:value-type="string">
            <text:p>1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style-name="ce50" table:formula="of:=[.P63]" office:value-type="string" office:string-value="1" calcext:value-type="string">
            <text:p>1</text:p>
          </table:table-cell>
          <table:table-cell table:style-name="ce50" table:formula="of:=[.P64]" office:value-type="string" office:string-value="0" calcext:value-type="string">
            <text:p>0</text:p>
          </table:table-cell>
          <table:table-cell table:style-name="ce50" table:formula="of:=[.P65]" office:value-type="string" office:string-value="0" calcext:value-type="string">
            <text:p>0</text:p>
          </table:table-cell>
          <table:table-cell table:style-name="ce50" table:formula="of:=[.P66]" office:value-type="string" office:string-value="1" calcext:value-type="string">
            <text:p>1</text:p>
          </table:table-cell>
          <table:table-cell table:style-name="ce50" table:formula="of:=[.P67]" office:value-type="string" office:string-value="0" calcext:value-type="string">
            <text:p>0</text:p>
          </table:table-cell>
          <table:table-cell table:style-name="ce50" table:formula="of:=[.P68]" office:value-type="string" office:string-value="" calcext:value-type="error">
            <text:p>#VALEUR !</text:p>
          </table:table-cell>
          <table:table-cell table:style-name="ce50" table:formula="of:=[.P69]" office:value-type="string" office:string-value="" calcext:value-type="error">
            <text:p>#VALEUR !</text:p>
          </table:table-cell>
          <table:table-cell table:style-name="ce50" table:formula="of:=[.P70]" office:value-type="string" office:string-value="0" calcext:value-type="string">
            <text:p>0</text:p>
          </table:table-cell>
          <table:table-cell/>
          <table:table-cell table:formula="of:=[.AC65]*2^3+[.AB65]*2^2+[.AA65]*2^1+[.Z65]*2^0" office:value-type="string" office:string-value="" calcext:value-type="error">
            <text:p>#VALEUR !</text:p>
          </table:table-cell>
          <table:table-cell table:formula="of:=[.Y65]*2^3+[.X65]*2^2+[.W65]*2^1+[.V65]*2^0" office:value-type="float" office:value="9" calcext:value-type="float">
            <text:p>9</text:p>
          </table:table-cell>
          <table:table-cell/>
          <table:table-cell table:style-name="ce6" table:formula="of:=IF([.AE65]=10;&quot;A&quot;;IF([.AE65]=11;&quot;B&quot;;IF([.AE65]=12;&quot;C&quot;;IF([.AE65]=13;&quot;D&quot;;IF([.AE65]=14;&quot;E&quot;;IF([.AE65]=15;&quot;F&quot;;[.AE65]))))))" office:value-type="string" office:string-value="" calcext:value-type="error">
            <text:p>#VALEUR !</text:p>
          </table:table-cell>
          <table:table-cell table:style-name="ce6" table:formula="of:=IF([.AF65]=10;&quot;A&quot;;IF([.AF65]=11;&quot;B&quot;;IF([.AF65]=12;&quot;C&quot;;IF([.AF65]=13;&quot;D&quot;;IF([.AF65]=14;&quot;E&quot;;IF([.AF65]=15;&quot;F&quot;;[.AF65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formula="of:=[.A65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5]+2" office:value-type="float" office:value="34" calcext:value-type="float">
            <text:p>34</text:p>
          </table:table-cell>
          <table:table-cell table:formula="of:=SEARCH(&quot;,&quot;;[.A65];[.B66])" office:value-type="float" office:value="43" calcext:value-type="float">
            <text:p>43</text:p>
          </table:table-cell>
          <table:table-cell table:formula="of:=[.C66]-[.B66]" office:value-type="float" office:value="9" calcext:value-type="float">
            <text:p>9</text:p>
          </table:table-cell>
          <table:table-cell table:formula="of:=BIN2HEX(SUBSTITUTE(MID([.A66];[.B66];[.D66]);&quot;B&quot;;&quot;&quot;;1))" office:value-type="string" office:string-value="7E" calcext:value-type="string">
            <text:p>7E</text:p>
          </table:table-cell>
          <table:table-cell table:style-name="ce1" table:formula="of:=RIGHT(CONCATENATE(&quot;00000000&quot;;HEX2BIN([.E66]));8)" office:value-type="string" office:string-value="01111110" calcext:value-type="string">
            <text:p>01111110</text:p>
          </table:table-cell>
          <table:table-cell table:number-columns-repeated="4"/>
          <table:table-cell table:style-name="ce4" table:formula="of:=MID([.F66];1;1)" office:value-type="string" office:string-value="0" calcext:value-type="string">
            <text:p>0</text:p>
          </table:table-cell>
          <table:table-cell table:style-name="ce4" table:formula="of:=MID([.F66];2;1)" office:value-type="string" office:string-value="1" calcext:value-type="string">
            <text:p>1</text:p>
          </table:table-cell>
          <table:table-cell table:style-name="ce4" table:formula="of:=MID([.F66];3;1)" office:value-type="string" office:string-value="1" calcext:value-type="string">
            <text:p>1</text:p>
          </table:table-cell>
          <table:table-cell table:style-name="ce4" table:formula="of:=MID([.F66];4;1)" office:value-type="string" office:string-value="1" calcext:value-type="string">
            <text:p>1</text:p>
          </table:table-cell>
          <table:table-cell table:style-name="ce4" table:formula="of:=MID([.F66];5;1)" office:value-type="string" office:string-value="1" calcext:value-type="string">
            <text:p>1</text:p>
          </table:table-cell>
          <table:table-cell table:style-name="ce4" table:formula="of:=MID([.F66];6;1)" office:value-type="string" office:string-value="1" calcext:value-type="string">
            <text:p>1</text:p>
          </table:table-cell>
          <table:table-cell table:style-name="ce4" table:formula="of:=MID([.F66];7;1)" office:value-type="string" office:string-value="1" calcext:value-type="string">
            <text:p>1</text:p>
          </table:table-cell>
          <table:table-cell table:style-name="ce4" table:formula="of:=MID([.F66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4</text:p>
          </table:table-cell>
          <table:table-cell table:style-name="ce50" table:formula="of:=[.O63]" office:value-type="string" office:string-value="1" calcext:value-type="string">
            <text:p>1</text:p>
          </table:table-cell>
          <table:table-cell table:style-name="ce50" table:formula="of:=[.O64]" office:value-type="string" office:string-value="0" calcext:value-type="string">
            <text:p>0</text:p>
          </table:table-cell>
          <table:table-cell table:style-name="ce50" table:formula="of:=[.O65]" office:value-type="string" office:string-value="0" calcext:value-type="string">
            <text:p>0</text:p>
          </table:table-cell>
          <table:table-cell table:style-name="ce50" table:formula="of:=[.O66]" office:value-type="string" office:string-value="1" calcext:value-type="string">
            <text:p>1</text:p>
          </table:table-cell>
          <table:table-cell table:style-name="ce50" table:formula="of:=[.O67]" office:value-type="string" office:string-value="0" calcext:value-type="string">
            <text:p>0</text:p>
          </table:table-cell>
          <table:table-cell table:style-name="ce50" table:formula="of:=[.O68]" office:value-type="string" office:string-value="" calcext:value-type="error">
            <text:p>#VALEUR !</text:p>
          </table:table-cell>
          <table:table-cell table:style-name="ce50" table:formula="of:=[.O69]" office:value-type="string" office:string-value="" calcext:value-type="error">
            <text:p>#VALEUR !</text:p>
          </table:table-cell>
          <table:table-cell table:style-name="ce50" table:formula="of:=[.O70]" office:value-type="string" office:string-value="0" calcext:value-type="string">
            <text:p>0</text:p>
          </table:table-cell>
          <table:table-cell/>
          <table:table-cell table:formula="of:=[.AC66]*2^3+[.AB66]*2^2+[.AA66]*2^1+[.Z66]*2^0" office:value-type="string" office:string-value="" calcext:value-type="error">
            <text:p>#VALEUR !</text:p>
          </table:table-cell>
          <table:table-cell table:formula="of:=[.Y66]*2^3+[.X66]*2^2+[.W66]*2^1+[.V66]*2^0" office:value-type="float" office:value="9" calcext:value-type="float">
            <text:p>9</text:p>
          </table:table-cell>
          <table:table-cell/>
          <table:table-cell table:style-name="ce6" table:formula="of:=IF([.AE66]=10;&quot;A&quot;;IF([.AE66]=11;&quot;B&quot;;IF([.AE66]=12;&quot;C&quot;;IF([.AE66]=13;&quot;D&quot;;IF([.AE66]=14;&quot;E&quot;;IF([.AE66]=15;&quot;F&quot;;[.AE66]))))))" office:value-type="string" office:string-value="" calcext:value-type="error">
            <text:p>#VALEUR !</text:p>
          </table:table-cell>
          <table:table-cell table:style-name="ce6" table:formula="of:=IF([.AF66]=10;&quot;A&quot;;IF([.AF66]=11;&quot;B&quot;;IF([.AF66]=12;&quot;C&quot;;IF([.AF66]=13;&quot;D&quot;;IF([.AF66]=14;&quot;E&quot;;IF([.AF66]=15;&quot;F&quot;;[.AF66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formula="of:=[.A66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6]+2" office:value-type="float" office:value="45" calcext:value-type="float">
            <text:p>45</text:p>
          </table:table-cell>
          <table:table-cell table:formula="of:=SEARCH(&quot;,&quot;;[.A66];[.B67])" office:value-type="float" office:value="54" calcext:value-type="float">
            <text:p>54</text:p>
          </table:table-cell>
          <table:table-cell table:formula="of:=[.C67]-[.B67]" office:value-type="float" office:value="9" calcext:value-type="float">
            <text:p>9</text:p>
          </table:table-cell>
          <table:table-cell table:formula="of:=BIN2HEX(SUBSTITUTE(MID([.A67];[.B67];[.D67]);&quot;B&quot;;&quot;&quot;;1))" office:value-type="string" office:string-value="0" calcext:value-type="string">
            <text:p>0</text:p>
          </table:table-cell>
          <table:table-cell table:style-name="ce1" table:formula="of:=RIGHT(CONCATENATE(&quot;00000000&quot;;HEX2BIN([.E67]));8)" office:value-type="string" office:string-value="00000000" calcext:value-type="string">
            <text:p>00000000</text:p>
          </table:table-cell>
          <table:table-cell table:number-columns-repeated="4"/>
          <table:table-cell table:style-name="ce4" table:formula="of:=MID([.F67];1;1)" office:value-type="string" office:string-value="0" calcext:value-type="string">
            <text:p>0</text:p>
          </table:table-cell>
          <table:table-cell table:style-name="ce4" table:formula="of:=MID([.F67];2;1)" office:value-type="string" office:string-value="0" calcext:value-type="string">
            <text:p>0</text:p>
          </table:table-cell>
          <table:table-cell table:style-name="ce4" table:formula="of:=MID([.F67];3;1)" office:value-type="string" office:string-value="0" calcext:value-type="string">
            <text:p>0</text:p>
          </table:table-cell>
          <table:table-cell table:style-name="ce4" table:formula="of:=MID([.F67];4;1)" office:value-type="string" office:string-value="0" calcext:value-type="string">
            <text:p>0</text:p>
          </table:table-cell>
          <table:table-cell table:style-name="ce4" table:formula="of:=MID([.F67];5;1)" office:value-type="string" office:string-value="0" calcext:value-type="string">
            <text:p>0</text:p>
          </table:table-cell>
          <table:table-cell table:style-name="ce4" table:formula="of:=MID([.F67];6;1)" office:value-type="string" office:string-value="0" calcext:value-type="string">
            <text:p>0</text:p>
          </table:table-cell>
          <table:table-cell table:style-name="ce4" table:formula="of:=MID([.F67];7;1)" office:value-type="string" office:string-value="0" calcext:value-type="string">
            <text:p>0</text:p>
          </table:table-cell>
          <table:table-cell table:style-name="ce4" table:formula="of:=MID([.F67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5</text:p>
          </table:table-cell>
          <table:table-cell table:style-name="ce50" table:formula="of:=[.N63]" office:value-type="string" office:string-value="1" calcext:value-type="string">
            <text:p>1</text:p>
          </table:table-cell>
          <table:table-cell table:style-name="ce50" table:formula="of:=[.N64]" office:value-type="string" office:string-value="1" calcext:value-type="string">
            <text:p>1</text:p>
          </table:table-cell>
          <table:table-cell table:style-name="ce50" table:formula="of:=[.N65]" office:value-type="string" office:string-value="1" calcext:value-type="string">
            <text:p>1</text:p>
          </table:table-cell>
          <table:table-cell table:style-name="ce50" table:formula="of:=[.N66]" office:value-type="string" office:string-value="1" calcext:value-type="string">
            <text:p>1</text:p>
          </table:table-cell>
          <table:table-cell table:style-name="ce50" table:formula="of:=[.N67]" office:value-type="string" office:string-value="0" calcext:value-type="string">
            <text:p>0</text:p>
          </table:table-cell>
          <table:table-cell table:style-name="ce50" table:formula="of:=[.N68]" office:value-type="string" office:string-value="" calcext:value-type="error">
            <text:p>#VALEUR !</text:p>
          </table:table-cell>
          <table:table-cell table:style-name="ce50" table:formula="of:=[.N69]" office:value-type="string" office:string-value="" calcext:value-type="error">
            <text:p>#VALEUR !</text:p>
          </table:table-cell>
          <table:table-cell table:style-name="ce50" table:formula="of:=[.N70]" office:value-type="string" office:string-value="0" calcext:value-type="string">
            <text:p>0</text:p>
          </table:table-cell>
          <table:table-cell/>
          <table:table-cell table:formula="of:=[.AC67]*2^3+[.AB67]*2^2+[.AA67]*2^1+[.Z67]*2^0" office:value-type="string" office:string-value="" calcext:value-type="error">
            <text:p>#VALEUR !</text:p>
          </table:table-cell>
          <table:table-cell table:formula="of:=[.Y67]*2^3+[.X67]*2^2+[.W67]*2^1+[.V67]*2^0" office:value-type="float" office:value="15" calcext:value-type="float">
            <text:p>15</text:p>
          </table:table-cell>
          <table:table-cell/>
          <table:table-cell table:style-name="ce6" table:formula="of:=IF([.AE67]=10;&quot;A&quot;;IF([.AE67]=11;&quot;B&quot;;IF([.AE67]=12;&quot;C&quot;;IF([.AE67]=13;&quot;D&quot;;IF([.AE67]=14;&quot;E&quot;;IF([.AE67]=15;&quot;F&quot;;[.AE67]))))))" office:value-type="string" office:string-value="" calcext:value-type="error">
            <text:p>#VALEUR !</text:p>
          </table:table-cell>
          <table:table-cell table:style-name="ce6" table:formula="of:=IF([.AF67]=10;&quot;A&quot;;IF([.AF67]=11;&quot;B&quot;;IF([.AF67]=12;&quot;C&quot;;IF([.AF67]=13;&quot;D&quot;;IF([.AF67]=14;&quot;E&quot;;IF([.AF67]=15;&quot;F&quot;;[.AF67]))))))" office:value-type="string" office:string-value="F" calcext:value-type="string">
            <text:p>F</text:p>
          </table:table-cell>
          <table:table-cell table:number-columns-repeated="989"/>
        </table:table-row>
        <table:table-row table:style-name="ro1">
          <table:table-cell table:formula="of:=[.A67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7]+2" office:value-type="float" office:value="56" calcext:value-type="float">
            <text:p>56</text:p>
          </table:table-cell>
          <table:table-cell table:formula="of:=SEARCH(&quot;,&quot;;[.A67];[.B68])" office:value-type="string" office:string-value="" calcext:value-type="error">
            <text:p>#VALEUR !</text:p>
          </table:table-cell>
          <table:table-cell table:formula="of:=[.C68]-[.B68]" office:value-type="string" office:string-value="" calcext:value-type="error">
            <text:p>#VALEUR !</text:p>
          </table:table-cell>
          <table:table-cell table:formula="of:=BIN2HEX(SUBSTITUTE(MID([.A68];[.B68];[.D68]);&quot;B&quot;;&quot;&quot;;1))" office:value-type="string" office:string-value="" calcext:value-type="error">
            <text:p>#VALEUR !</text:p>
          </table:table-cell>
          <table:table-cell table:style-name="ce1" table:formula="of:=RIGHT(CONCATENATE(&quot;00000000&quot;;HEX2BIN([.E68]));8)" office:value-type="string" office:string-value="" calcext:value-type="error">
            <text:p>#VALEUR !</text:p>
          </table:table-cell>
          <table:table-cell table:number-columns-repeated="4"/>
          <table:table-cell table:style-name="ce4" table:formula="of:=MID([.F68];1;1)" office:value-type="string" office:string-value="" calcext:value-type="error">
            <text:p>#VALEUR !</text:p>
          </table:table-cell>
          <table:table-cell table:style-name="ce4" table:formula="of:=MID([.F68];2;1)" office:value-type="string" office:string-value="" calcext:value-type="error">
            <text:p>#VALEUR !</text:p>
          </table:table-cell>
          <table:table-cell table:style-name="ce4" table:formula="of:=MID([.F68];3;1)" office:value-type="string" office:string-value="" calcext:value-type="error">
            <text:p>#VALEUR !</text:p>
          </table:table-cell>
          <table:table-cell table:style-name="ce4" table:formula="of:=MID([.F68];4;1)" office:value-type="string" office:string-value="" calcext:value-type="error">
            <text:p>#VALEUR !</text:p>
          </table:table-cell>
          <table:table-cell table:style-name="ce4" table:formula="of:=MID([.F68];5;1)" office:value-type="string" office:string-value="" calcext:value-type="error">
            <text:p>#VALEUR !</text:p>
          </table:table-cell>
          <table:table-cell table:style-name="ce4" table:formula="of:=MID([.F68];6;1)" office:value-type="string" office:string-value="" calcext:value-type="error">
            <text:p>#VALEUR !</text:p>
          </table:table-cell>
          <table:table-cell table:style-name="ce4" table:formula="of:=MID([.F68];7;1)" office:value-type="string" office:string-value="" calcext:value-type="error">
            <text:p>#VALEUR !</text:p>
          </table:table-cell>
          <table:table-cell table:style-name="ce4" table:formula="of:=MID([.F68];8;1)" office:value-type="string" office:string-value="" calcext:value-type="error">
            <text:p>#VALEUR !</text:p>
          </table:table-cell>
          <table:table-cell table:number-columns-repeated="2"/>
          <table:table-cell office:value-type="string" calcext:value-type="string">
            <text:p>L6</text:p>
          </table:table-cell>
          <table:table-cell table:style-name="ce50" table:formula="of:=[.M63]" office:value-type="string" office:string-value="1" calcext:value-type="string">
            <text:p>1</text:p>
          </table:table-cell>
          <table:table-cell table:style-name="ce50" table:formula="of:=[.M64]" office:value-type="string" office:string-value="0" calcext:value-type="string">
            <text:p>0</text:p>
          </table:table-cell>
          <table:table-cell table:style-name="ce50" table:formula="of:=[.M65]" office:value-type="string" office:string-value="0" calcext:value-type="string">
            <text:p>0</text:p>
          </table:table-cell>
          <table:table-cell table:style-name="ce50" table:formula="of:=[.M66]" office:value-type="string" office:string-value="1" calcext:value-type="string">
            <text:p>1</text:p>
          </table:table-cell>
          <table:table-cell table:style-name="ce50" table:formula="of:=[.M67]" office:value-type="string" office:string-value="0" calcext:value-type="string">
            <text:p>0</text:p>
          </table:table-cell>
          <table:table-cell table:style-name="ce50" table:formula="of:=[.M68]" office:value-type="string" office:string-value="" calcext:value-type="error">
            <text:p>#VALEUR !</text:p>
          </table:table-cell>
          <table:table-cell table:style-name="ce50" table:formula="of:=[.M69]" office:value-type="string" office:string-value="" calcext:value-type="error">
            <text:p>#VALEUR !</text:p>
          </table:table-cell>
          <table:table-cell table:style-name="ce50" table:formula="of:=[.M70]" office:value-type="string" office:string-value="0" calcext:value-type="string">
            <text:p>0</text:p>
          </table:table-cell>
          <table:table-cell/>
          <table:table-cell table:formula="of:=[.AC68]*2^3+[.AB68]*2^2+[.AA68]*2^1+[.Z68]*2^0" office:value-type="string" office:string-value="" calcext:value-type="error">
            <text:p>#VALEUR !</text:p>
          </table:table-cell>
          <table:table-cell table:formula="of:=[.Y68]*2^3+[.X68]*2^2+[.W68]*2^1+[.V68]*2^0" office:value-type="float" office:value="9" calcext:value-type="float">
            <text:p>9</text:p>
          </table:table-cell>
          <table:table-cell/>
          <table:table-cell table:style-name="ce6" table:formula="of:=IF([.AE68]=10;&quot;A&quot;;IF([.AE68]=11;&quot;B&quot;;IF([.AE68]=12;&quot;C&quot;;IF([.AE68]=13;&quot;D&quot;;IF([.AE68]=14;&quot;E&quot;;IF([.AE68]=15;&quot;F&quot;;[.AE68]))))))" office:value-type="string" office:string-value="" calcext:value-type="error">
            <text:p>#VALEUR !</text:p>
          </table:table-cell>
          <table:table-cell table:style-name="ce6" table:formula="of:=IF([.AF68]=10;&quot;A&quot;;IF([.AF68]=11;&quot;B&quot;;IF([.AF68]=12;&quot;C&quot;;IF([.AF68]=13;&quot;D&quot;;IF([.AF68]=14;&quot;E&quot;;IF([.AF68]=15;&quot;F&quot;;[.AF68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formula="of:=[.A68]" office:value-type="string" office:string-value="B01111110, B00010001, B00010001, B01111110, B00000000," calcext:value-type="string">
            <text:p>B01111110, B00010001, B00010001, B01111110, B00000000,</text:p>
          </table:table-cell>
          <table:table-cell table:formula="of:=[.C68]+2" office:value-type="string" office:string-value="" calcext:value-type="error">
            <text:p>#VALEUR !</text:p>
          </table:table-cell>
          <table:table-cell table:formula="of:=SEARCH(&quot;,&quot;;[.A68];[.B69])" office:value-type="string" office:string-value="" calcext:value-type="error">
            <text:p>#VALEUR !</text:p>
          </table:table-cell>
          <table:table-cell table:formula="of:=[.C69]-[.B69]" office:value-type="string" office:string-value="" calcext:value-type="error">
            <text:p>#VALEUR !</text:p>
          </table:table-cell>
          <table:table-cell table:formula="of:=BIN2HEX(SUBSTITUTE(MID([.A69];[.B69];[.D69]);&quot;B&quot;;&quot;&quot;;1))" office:value-type="string" office:string-value="" calcext:value-type="error">
            <text:p>#VALEUR !</text:p>
          </table:table-cell>
          <table:table-cell table:style-name="ce1" table:formula="of:=RIGHT(CONCATENATE(&quot;00000000&quot;;HEX2BIN([.E69]));8)" office:value-type="string" office:string-value="" calcext:value-type="error">
            <text:p>#VALEUR !</text:p>
          </table:table-cell>
          <table:table-cell table:number-columns-repeated="4"/>
          <table:table-cell table:style-name="ce4" table:formula="of:=MID([.F69];1;1)" office:value-type="string" office:string-value="" calcext:value-type="error">
            <text:p>#VALEUR !</text:p>
          </table:table-cell>
          <table:table-cell table:style-name="ce4" table:formula="of:=MID([.F69];2;1)" office:value-type="string" office:string-value="" calcext:value-type="error">
            <text:p>#VALEUR !</text:p>
          </table:table-cell>
          <table:table-cell table:style-name="ce4" table:formula="of:=MID([.F69];3;1)" office:value-type="string" office:string-value="" calcext:value-type="error">
            <text:p>#VALEUR !</text:p>
          </table:table-cell>
          <table:table-cell table:style-name="ce4" table:formula="of:=MID([.F69];4;1)" office:value-type="string" office:string-value="" calcext:value-type="error">
            <text:p>#VALEUR !</text:p>
          </table:table-cell>
          <table:table-cell table:style-name="ce4" table:formula="of:=MID([.F69];5;1)" office:value-type="string" office:string-value="" calcext:value-type="error">
            <text:p>#VALEUR !</text:p>
          </table:table-cell>
          <table:table-cell table:style-name="ce4" table:formula="of:=MID([.F69];6;1)" office:value-type="string" office:string-value="" calcext:value-type="error">
            <text:p>#VALEUR !</text:p>
          </table:table-cell>
          <table:table-cell table:style-name="ce4" table:formula="of:=MID([.F69];7;1)" office:value-type="string" office:string-value="" calcext:value-type="error">
            <text:p>#VALEUR !</text:p>
          </table:table-cell>
          <table:table-cell table:style-name="ce4" table:formula="of:=MID([.F69];8;1)" office:value-type="string" office:string-value="" calcext:value-type="error">
            <text:p>#VALEUR !</text:p>
          </table:table-cell>
          <table:table-cell table:number-columns-repeated="2"/>
          <table:table-cell office:value-type="string" calcext:value-type="string">
            <text:p>L7</text:p>
          </table:table-cell>
          <table:table-cell table:style-name="ce50" table:formula="of:=[.L63]" office:value-type="string" office:string-value="1" calcext:value-type="string">
            <text:p>1</text:p>
          </table:table-cell>
          <table:table-cell table:style-name="ce50" table:formula="of:=[.L64]" office:value-type="string" office:string-value="0" calcext:value-type="string">
            <text:p>0</text:p>
          </table:table-cell>
          <table:table-cell table:style-name="ce50" table:formula="of:=[.L65]" office:value-type="string" office:string-value="0" calcext:value-type="string">
            <text:p>0</text:p>
          </table:table-cell>
          <table:table-cell table:style-name="ce50" table:formula="of:=[.L66]" office:value-type="string" office:string-value="1" calcext:value-type="string">
            <text:p>1</text:p>
          </table:table-cell>
          <table:table-cell table:style-name="ce50" table:formula="of:=[.L67]" office:value-type="string" office:string-value="0" calcext:value-type="string">
            <text:p>0</text:p>
          </table:table-cell>
          <table:table-cell table:style-name="ce50" table:formula="of:=[.L68]" office:value-type="string" office:string-value="" calcext:value-type="error">
            <text:p>#VALEUR !</text:p>
          </table:table-cell>
          <table:table-cell table:style-name="ce50" table:formula="of:=[.L69]" office:value-type="string" office:string-value="" calcext:value-type="error">
            <text:p>#VALEUR !</text:p>
          </table:table-cell>
          <table:table-cell table:style-name="ce50" table:formula="of:=[.L70]" office:value-type="string" office:string-value="0" calcext:value-type="string">
            <text:p>0</text:p>
          </table:table-cell>
          <table:table-cell/>
          <table:table-cell table:formula="of:=[.AC69]*2^3+[.AB69]*2^2+[.AA69]*2^1+[.Z69]*2^0" office:value-type="string" office:string-value="" calcext:value-type="error">
            <text:p>#VALEUR !</text:p>
          </table:table-cell>
          <table:table-cell table:formula="of:=[.Y69]*2^3+[.X69]*2^2+[.W69]*2^1+[.V69]*2^0" office:value-type="float" office:value="9" calcext:value-type="float">
            <text:p>9</text:p>
          </table:table-cell>
          <table:table-cell/>
          <table:table-cell table:style-name="ce6" table:formula="of:=IF([.AE69]=10;&quot;A&quot;;IF([.AE69]=11;&quot;B&quot;;IF([.AE69]=12;&quot;C&quot;;IF([.AE69]=13;&quot;D&quot;;IF([.AE69]=14;&quot;E&quot;;IF([.AE69]=15;&quot;F&quot;;[.AE69]))))))" office:value-type="string" office:string-value="" calcext:value-type="error">
            <text:p>#VALEUR !</text:p>
          </table:table-cell>
          <table:table-cell table:style-name="ce6" table:formula="of:=IF([.AF69]=10;&quot;A&quot;;IF([.AF69]=11;&quot;B&quot;;IF([.AF69]=12;&quot;C&quot;;IF([.AF69]=13;&quot;D&quot;;IF([.AF69]=14;&quot;E&quot;;IF([.AF69]=15;&quot;F&quot;;[.AF69]))))))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formula="of:=[.A69]" office:value-type="string" office:string-value="B01111110, B00010001, B00010001, B01111110, B00000000," calcext:value-type="string">
            <text:p>B01111110, B00010001, B00010001, B01111110, B00000000,</text:p>
          </table:table-cell>
          <table:table-cell office:value-type="float" office:value="1" calcext:value-type="float">
            <text:p>1</text:p>
          </table:table-cell>
          <table:table-cell table:formula="of:=SEARCH(&quot;,&quot;;[.A70];0)" office:value-type="float" office:value="10" calcext:value-type="float">
            <text:p>10</text:p>
          </table:table-cell>
          <table:table-cell table:formula="of:=[.C70]-[.B7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RIGHT(CONCATENATE(&quot;00000000&quot;;HEX2BIN([.E70]));8)" office:value-type="string" office:string-value="00000000" calcext:value-type="string">
            <text:p>00000000</text:p>
          </table:table-cell>
          <table:table-cell table:number-columns-repeated="4"/>
          <table:table-cell table:style-name="ce5" table:formula="of:=MID([.F70];1;1)" office:value-type="string" office:string-value="0" calcext:value-type="string">
            <text:p>0</text:p>
          </table:table-cell>
          <table:table-cell table:style-name="ce5" table:formula="of:=MID([.F70];2;1)" office:value-type="string" office:string-value="0" calcext:value-type="string">
            <text:p>0</text:p>
          </table:table-cell>
          <table:table-cell table:style-name="ce5" table:formula="of:=MID([.F70];3;1)" office:value-type="string" office:string-value="0" calcext:value-type="string">
            <text:p>0</text:p>
          </table:table-cell>
          <table:table-cell table:style-name="ce5" table:formula="of:=MID([.F70];4;1)" office:value-type="string" office:string-value="0" calcext:value-type="string">
            <text:p>0</text:p>
          </table:table-cell>
          <table:table-cell table:style-name="ce5" table:formula="of:=MID([.F70];5;1)" office:value-type="string" office:string-value="0" calcext:value-type="string">
            <text:p>0</text:p>
          </table:table-cell>
          <table:table-cell table:style-name="ce5" table:formula="of:=MID([.F70];6;1)" office:value-type="string" office:string-value="0" calcext:value-type="string">
            <text:p>0</text:p>
          </table:table-cell>
          <table:table-cell table:style-name="ce5" table:formula="of:=MID([.F70];7;1)" office:value-type="string" office:string-value="0" calcext:value-type="string">
            <text:p>0</text:p>
          </table:table-cell>
          <table:table-cell table:style-name="ce5" table:formula="of:=MID([.F70];8;1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L8</text:p>
          </table:table-cell>
          <table:table-cell table:style-name="ce51" table:formula="of:=[.K63]" office:value-type="string" office:string-value="0" calcext:value-type="string">
            <text:p>0</text:p>
          </table:table-cell>
          <table:table-cell table:style-name="ce51" table:formula="of:=[.K64]" office:value-type="string" office:string-value="0" calcext:value-type="string">
            <text:p>0</text:p>
          </table:table-cell>
          <table:table-cell table:style-name="ce51" table:formula="of:=[.K65]" office:value-type="string" office:string-value="0" calcext:value-type="string">
            <text:p>0</text:p>
          </table:table-cell>
          <table:table-cell table:style-name="ce51" table:formula="of:=[.K66]" office:value-type="string" office:string-value="0" calcext:value-type="string">
            <text:p>0</text:p>
          </table:table-cell>
          <table:table-cell table:style-name="ce51" table:formula="of:=[.K67]" office:value-type="string" office:string-value="0" calcext:value-type="string">
            <text:p>0</text:p>
          </table:table-cell>
          <table:table-cell table:style-name="ce51" table:formula="of:=[.K68]" office:value-type="string" office:string-value="" calcext:value-type="error">
            <text:p>#VALEUR !</text:p>
          </table:table-cell>
          <table:table-cell table:style-name="ce51" table:formula="of:=[.K69]" office:value-type="string" office:string-value="" calcext:value-type="error">
            <text:p>#VALEUR !</text:p>
          </table:table-cell>
          <table:table-cell table:style-name="ce51" table:formula="of:=[.K70]" office:value-type="string" office:string-value="0" calcext:value-type="string">
            <text:p>0</text:p>
          </table:table-cell>
          <table:table-cell/>
          <table:table-cell table:formula="of:=[.AC70]*2^3+[.AB70]*2^2+[.AA70]*2^1+[.Z70]*2^0" office:value-type="string" office:string-value="" calcext:value-type="error">
            <text:p>#VALEUR !</text:p>
          </table:table-cell>
          <table:table-cell table:formula="of:=[.Y70]*2^3+[.X70]*2^2+[.W70]*2^1+[.V70]*2^0" office:value-type="float" office:value="0" calcext:value-type="float">
            <text:p>0</text:p>
          </table:table-cell>
          <table:table-cell/>
          <table:table-cell table:style-name="ce6" table:formula="of:=IF([.AE70]=10;&quot;A&quot;;IF([.AE70]=11;&quot;B&quot;;IF([.AE70]=12;&quot;C&quot;;IF([.AE70]=13;&quot;D&quot;;IF([.AE70]=14;&quot;E&quot;;IF([.AE70]=15;&quot;F&quot;;[.AE70]))))))" office:value-type="string" office:string-value="" calcext:value-type="error">
            <text:p>#VALEUR !</text:p>
          </table:table-cell>
          <table:table-cell table:style-name="ce6" table:formula="of:=IF([.AF70]=10;&quot;A&quot;;IF([.AF70]=11;&quot;B&quot;;IF([.AF70]=12;&quot;C&quot;;IF([.AF70]=13;&quot;D&quot;;IF([.AF70]=14;&quot;E&quot;;IF([.AF70]=15;&quot;F&quot;;[.AF70]))))))" office:value-type="float" office:value="0" calcext:value-type="float">
            <text:p>0</text:p>
          </table:table-cell>
          <table:table-cell table:number-columns-repeated="98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K52:Feuille1.R58">
            <calcext:condition calcext:apply-style-name="Sans nom1" calcext:value="=&quot;1&quot;" calcext:base-cell-address="Feuille1.K52"/>
          </calcext:conditional-format>
          <calcext:conditional-format calcext:target-range-address="Feuille1.K59:Feuille1.R59">
            <calcext:condition calcext:apply-style-name="Sans nom1" calcext:value="=&quot;1&quot;" calcext:base-cell-address="Feuille1.K59"/>
          </calcext:conditional-format>
          <calcext:conditional-format calcext:target-range-address="Feuille1.V52:Feuille1.AC58">
            <calcext:condition calcext:apply-style-name="Sans nom1" calcext:value="=&quot;1&quot;" calcext:base-cell-address="Feuille1.V52"/>
          </calcext:conditional-format>
          <calcext:conditional-format calcext:target-range-address="Feuille1.V59:Feuille1.AC59">
            <calcext:condition calcext:apply-style-name="Sans nom1" calcext:value="=&quot;1&quot;" calcext:base-cell-address="Feuille1.V59"/>
          </calcext:conditional-format>
          <calcext:conditional-format calcext:target-range-address="Feuille1.V2:Feuille1.V2">
            <calcext:condition calcext:apply-style-name="Sans nom1" calcext:value="=1" calcext:base-cell-address="Feuille1.V2"/>
          </calcext:conditional-format>
          <calcext:conditional-format calcext:target-range-address="Feuille1.V3:Feuille1.V3">
            <calcext:condition calcext:apply-style-name="Sans nom1" calcext:value="=1" calcext:base-cell-address="Feuille1.V3"/>
          </calcext:conditional-format>
          <calcext:conditional-format calcext:target-range-address="Feuille1.V4:Feuille1.V4">
            <calcext:condition calcext:apply-style-name="Sans nom1" calcext:value="=1" calcext:base-cell-address="Feuille1.V4"/>
          </calcext:conditional-format>
          <calcext:conditional-format calcext:target-range-address="Feuille1.V5:Feuille1.V5">
            <calcext:condition calcext:apply-style-name="Sans nom1" calcext:value="=1" calcext:base-cell-address="Feuille1.V5"/>
          </calcext:conditional-format>
          <calcext:conditional-format calcext:target-range-address="Feuille1.V6:Feuille1.V6">
            <calcext:condition calcext:apply-style-name="Sans nom1" calcext:value="=1" calcext:base-cell-address="Feuille1.V6"/>
          </calcext:conditional-format>
          <calcext:conditional-format calcext:target-range-address="Feuille1.V7:Feuille1.V7">
            <calcext:condition calcext:apply-style-name="Sans nom1" calcext:value="=1" calcext:base-cell-address="Feuille1.V7"/>
          </calcext:conditional-format>
          <calcext:conditional-format calcext:target-range-address="Feuille1.V8:Feuille1.V8">
            <calcext:condition calcext:apply-style-name="Sans nom1" calcext:value="=1" calcext:base-cell-address="Feuille1.V8"/>
          </calcext:conditional-format>
          <calcext:conditional-format calcext:target-range-address="Feuille1.V9:Feuille1.V9">
            <calcext:condition calcext:apply-style-name="Sans nom1" calcext:value="=1" calcext:base-cell-address="Feuille1.V9"/>
          </calcext:conditional-format>
          <calcext:conditional-format calcext:target-range-address="Feuille1.AC2:Feuille1.AC9">
            <calcext:condition calcext:apply-style-name="Sans nom1" calcext:value="=1" calcext:base-cell-address="Feuille1.AC2"/>
          </calcext:conditional-format>
          <calcext:conditional-format calcext:target-range-address="Feuille1.W2:Feuille1.AB9">
            <calcext:condition calcext:apply-style-name="Sans nom1" calcext:value="=1" calcext:base-cell-address="Feuille1.W2"/>
          </calcext:conditional-format>
          <calcext:conditional-format calcext:target-range-address="Feuille1.V12:Feuille1.V12">
            <calcext:condition calcext:apply-style-name="Sans nom1" calcext:value="=1" calcext:base-cell-address="Feuille1.V12"/>
          </calcext:conditional-format>
          <calcext:conditional-format calcext:target-range-address="Feuille1.V13:Feuille1.V13">
            <calcext:condition calcext:apply-style-name="Sans nom1" calcext:value="=1" calcext:base-cell-address="Feuille1.V13"/>
          </calcext:conditional-format>
          <calcext:conditional-format calcext:target-range-address="Feuille1.V14:Feuille1.V14">
            <calcext:condition calcext:apply-style-name="Sans nom1" calcext:value="=1" calcext:base-cell-address="Feuille1.V14"/>
          </calcext:conditional-format>
          <calcext:conditional-format calcext:target-range-address="Feuille1.V15:Feuille1.V15">
            <calcext:condition calcext:apply-style-name="Sans nom1" calcext:value="=1" calcext:base-cell-address="Feuille1.V15"/>
          </calcext:conditional-format>
          <calcext:conditional-format calcext:target-range-address="Feuille1.V16:Feuille1.V16">
            <calcext:condition calcext:apply-style-name="Sans nom1" calcext:value="=1" calcext:base-cell-address="Feuille1.V16"/>
          </calcext:conditional-format>
          <calcext:conditional-format calcext:target-range-address="Feuille1.V17:Feuille1.V17">
            <calcext:condition calcext:apply-style-name="Sans nom1" calcext:value="=1" calcext:base-cell-address="Feuille1.V17"/>
          </calcext:conditional-format>
          <calcext:conditional-format calcext:target-range-address="Feuille1.V18:Feuille1.V18">
            <calcext:condition calcext:apply-style-name="Sans nom1" calcext:value="=1" calcext:base-cell-address="Feuille1.V18"/>
          </calcext:conditional-format>
          <calcext:conditional-format calcext:target-range-address="Feuille1.V19:Feuille1.V19">
            <calcext:condition calcext:apply-style-name="Sans nom1" calcext:value="=1" calcext:base-cell-address="Feuille1.V19"/>
          </calcext:conditional-format>
          <calcext:conditional-format calcext:target-range-address="Feuille1.AC12:Feuille1.AC19">
            <calcext:condition calcext:apply-style-name="Sans nom1" calcext:value="=1" calcext:base-cell-address="Feuille1.AC12"/>
          </calcext:conditional-format>
          <calcext:conditional-format calcext:target-range-address="Feuille1.W12:Feuille1.AB19">
            <calcext:condition calcext:apply-style-name="Sans nom1" calcext:value="=1" calcext:base-cell-address="Feuille1.W12"/>
          </calcext:conditional-format>
          <calcext:conditional-format calcext:target-range-address="Feuille1.V22:Feuille1.V22">
            <calcext:condition calcext:apply-style-name="Sans nom1" calcext:value="=1" calcext:base-cell-address="Feuille1.V22"/>
          </calcext:conditional-format>
          <calcext:conditional-format calcext:target-range-address="Feuille1.V23:Feuille1.V23">
            <calcext:condition calcext:apply-style-name="Sans nom1" calcext:value="=1" calcext:base-cell-address="Feuille1.V23"/>
          </calcext:conditional-format>
          <calcext:conditional-format calcext:target-range-address="Feuille1.V24:Feuille1.V24">
            <calcext:condition calcext:apply-style-name="Sans nom1" calcext:value="=1" calcext:base-cell-address="Feuille1.V24"/>
          </calcext:conditional-format>
          <calcext:conditional-format calcext:target-range-address="Feuille1.V25:Feuille1.V25">
            <calcext:condition calcext:apply-style-name="Sans nom1" calcext:value="=1" calcext:base-cell-address="Feuille1.V25"/>
          </calcext:conditional-format>
          <calcext:conditional-format calcext:target-range-address="Feuille1.V26:Feuille1.V26">
            <calcext:condition calcext:apply-style-name="Sans nom1" calcext:value="=1" calcext:base-cell-address="Feuille1.V26"/>
          </calcext:conditional-format>
          <calcext:conditional-format calcext:target-range-address="Feuille1.V27:Feuille1.V27">
            <calcext:condition calcext:apply-style-name="Sans nom1" calcext:value="=1" calcext:base-cell-address="Feuille1.V27"/>
          </calcext:conditional-format>
          <calcext:conditional-format calcext:target-range-address="Feuille1.V28:Feuille1.V28">
            <calcext:condition calcext:apply-style-name="Sans nom1" calcext:value="=1" calcext:base-cell-address="Feuille1.V28"/>
          </calcext:conditional-format>
          <calcext:conditional-format calcext:target-range-address="Feuille1.V29:Feuille1.V29">
            <calcext:condition calcext:apply-style-name="Sans nom1" calcext:value="=1" calcext:base-cell-address="Feuille1.V29"/>
          </calcext:conditional-format>
          <calcext:conditional-format calcext:target-range-address="Feuille1.AC22:Feuille1.AC29">
            <calcext:condition calcext:apply-style-name="Sans nom1" calcext:value="=1" calcext:base-cell-address="Feuille1.AC22"/>
          </calcext:conditional-format>
          <calcext:conditional-format calcext:target-range-address="Feuille1.W22:Feuille1.AB29">
            <calcext:condition calcext:apply-style-name="Sans nom1" calcext:value="=1" calcext:base-cell-address="Feuille1.W22"/>
          </calcext:conditional-format>
          <calcext:conditional-format calcext:target-range-address="Feuille1.V32:Feuille1.V32">
            <calcext:condition calcext:apply-style-name="Sans nom1" calcext:value="=1" calcext:base-cell-address="Feuille1.V32"/>
          </calcext:conditional-format>
          <calcext:conditional-format calcext:target-range-address="Feuille1.V33:Feuille1.V33">
            <calcext:condition calcext:apply-style-name="Sans nom1" calcext:value="=1" calcext:base-cell-address="Feuille1.V33"/>
          </calcext:conditional-format>
          <calcext:conditional-format calcext:target-range-address="Feuille1.V34:Feuille1.V34">
            <calcext:condition calcext:apply-style-name="Sans nom1" calcext:value="=1" calcext:base-cell-address="Feuille1.V34"/>
          </calcext:conditional-format>
          <calcext:conditional-format calcext:target-range-address="Feuille1.V35:Feuille1.V35">
            <calcext:condition calcext:apply-style-name="Sans nom1" calcext:value="=1" calcext:base-cell-address="Feuille1.V35"/>
          </calcext:conditional-format>
          <calcext:conditional-format calcext:target-range-address="Feuille1.V36:Feuille1.V36">
            <calcext:condition calcext:apply-style-name="Sans nom1" calcext:value="=1" calcext:base-cell-address="Feuille1.V36"/>
          </calcext:conditional-format>
          <calcext:conditional-format calcext:target-range-address="Feuille1.V37:Feuille1.V37">
            <calcext:condition calcext:apply-style-name="Sans nom1" calcext:value="=1" calcext:base-cell-address="Feuille1.V37"/>
          </calcext:conditional-format>
          <calcext:conditional-format calcext:target-range-address="Feuille1.V38:Feuille1.V38">
            <calcext:condition calcext:apply-style-name="Sans nom1" calcext:value="=1" calcext:base-cell-address="Feuille1.V38"/>
          </calcext:conditional-format>
          <calcext:conditional-format calcext:target-range-address="Feuille1.V39:Feuille1.V39">
            <calcext:condition calcext:apply-style-name="Sans nom1" calcext:value="=1" calcext:base-cell-address="Feuille1.V39"/>
          </calcext:conditional-format>
          <calcext:conditional-format calcext:target-range-address="Feuille1.AC32:Feuille1.AC39">
            <calcext:condition calcext:apply-style-name="Sans nom1" calcext:value="=1" calcext:base-cell-address="Feuille1.AC32"/>
          </calcext:conditional-format>
          <calcext:conditional-format calcext:target-range-address="Feuille1.W32:Feuille1.AB39">
            <calcext:condition calcext:apply-style-name="Sans nom1" calcext:value="=1" calcext:base-cell-address="Feuille1.W32"/>
          </calcext:conditional-format>
          <calcext:conditional-format calcext:target-range-address="Feuille1.V42:Feuille1.V42">
            <calcext:condition calcext:apply-style-name="Sans nom1" calcext:value="=1" calcext:base-cell-address="Feuille1.V42"/>
          </calcext:conditional-format>
          <calcext:conditional-format calcext:target-range-address="Feuille1.V43:Feuille1.V43">
            <calcext:condition calcext:apply-style-name="Sans nom1" calcext:value="=1" calcext:base-cell-address="Feuille1.V43"/>
          </calcext:conditional-format>
          <calcext:conditional-format calcext:target-range-address="Feuille1.V44:Feuille1.V44">
            <calcext:condition calcext:apply-style-name="Sans nom1" calcext:value="=1" calcext:base-cell-address="Feuille1.V44"/>
          </calcext:conditional-format>
          <calcext:conditional-format calcext:target-range-address="Feuille1.V45:Feuille1.V45">
            <calcext:condition calcext:apply-style-name="Sans nom1" calcext:value="=1" calcext:base-cell-address="Feuille1.V45"/>
          </calcext:conditional-format>
          <calcext:conditional-format calcext:target-range-address="Feuille1.V46:Feuille1.V46">
            <calcext:condition calcext:apply-style-name="Sans nom1" calcext:value="=1" calcext:base-cell-address="Feuille1.V46"/>
          </calcext:conditional-format>
          <calcext:conditional-format calcext:target-range-address="Feuille1.V47:Feuille1.V47">
            <calcext:condition calcext:apply-style-name="Sans nom1" calcext:value="=1" calcext:base-cell-address="Feuille1.V47"/>
          </calcext:conditional-format>
          <calcext:conditional-format calcext:target-range-address="Feuille1.V48:Feuille1.V48">
            <calcext:condition calcext:apply-style-name="Sans nom1" calcext:value="=1" calcext:base-cell-address="Feuille1.V48"/>
          </calcext:conditional-format>
          <calcext:conditional-format calcext:target-range-address="Feuille1.V49:Feuille1.V49">
            <calcext:condition calcext:apply-style-name="Sans nom1" calcext:value="=1" calcext:base-cell-address="Feuille1.V49"/>
          </calcext:conditional-format>
          <calcext:conditional-format calcext:target-range-address="Feuille1.AC42:Feuille1.AC49">
            <calcext:condition calcext:apply-style-name="Sans nom1" calcext:value="=1" calcext:base-cell-address="Feuille1.AC42"/>
          </calcext:conditional-format>
          <calcext:conditional-format calcext:target-range-address="Feuille1.W42:Feuille1.AB49">
            <calcext:condition calcext:apply-style-name="Sans nom1" calcext:value="=1" calcext:base-cell-address="Feuille1.W42"/>
          </calcext:conditional-format>
          <calcext:conditional-format calcext:target-range-address="Feuille1.K63:Feuille1.R69">
            <calcext:condition calcext:apply-style-name="Sans nom1" calcext:value="=&quot;1&quot;" calcext:base-cell-address="Feuille1.K63"/>
          </calcext:conditional-format>
          <calcext:conditional-format calcext:target-range-address="Feuille1.K70:Feuille1.R70">
            <calcext:condition calcext:apply-style-name="Sans nom1" calcext:value="=&quot;1&quot;" calcext:base-cell-address="Feuille1.K70"/>
          </calcext:conditional-format>
          <calcext:conditional-format calcext:target-range-address="Feuille1.V63:Feuille1.AC69">
            <calcext:condition calcext:apply-style-name="Sans nom1" calcext:value="=&quot;1&quot;" calcext:base-cell-address="Feuille1.V63"/>
          </calcext:conditional-format>
          <calcext:conditional-format calcext:target-range-address="Feuille1.V70:Feuille1.AC70">
            <calcext:condition calcext:apply-style-name="Sans nom1" calcext:value="=&quot;1&quot;" calcext:base-cell-address="Feuille1.V7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8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8:36:20.256000000</meta:creation-date>
    <dc:date>2017-11-25T16:36:16.701000000</dc:date>
    <meta:editing-duration>PT19H35M28S</meta:editing-duration>
    <meta:editing-cycles>16</meta:editing-cycles>
    <meta:generator>LibreOffice/5.0.6.3$Windows_x86 LibreOffice_project/490fc03b25318460cfc54456516ea2519c11d1aa</meta:generator>
    <meta:document-statistic meta:table-count="1" meta:cell-count="780" meta:object-count="0"/>
  </office:meta>
</office:document-meta>
</file>